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style:vertical-align="bottom" fo:padding="0.0403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8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9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3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1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7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0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use-window-font-color="true" fo:language="en" fo:country="US"/>
    </style:style>
    <style:style style:name="T5" style:family="text">
      <style:text-properties style:use-window-font-color="true" style:font-weight-complex="bold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font-size-asian="10pt" style:font-name-complex="Arial" style:font-size-complex="10pt"/>
    </style:style>
    <style:style style:name="T11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2" style:family="text">
      <style:text-properties style:font-name="Arial"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style:font-name="Symbol" fo:language="en" fo:country="US" style:font-name-complex="Symbol"/>
    </style:style>
    <style:style style:name="T19" style:family="text">
      <style:text-properties style:text-position="super 58%" style:font-name="Times New Roman1"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text-position="sub 58%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1" fo:font-style="normal" style:font-style-asian="normal" style:font-style-complex="normal"/>
    </style:style>
    <style:style style:name="T24" style:family="text">
      <style:text-properties style:text-position="sub 58%" style:font-name="Times New Roman1" fo:font-style="italic" style:font-style-asian="italic" style:font-style-complex="italic"/>
    </style:style>
    <style:style style:name="T25" style:family="text">
      <style:text-properties style:text-position="sub 58%" style:font-name="Times New Roman" fo:font-style="italic" style:font-style-asian="italic" style:font-style-complex="italic"/>
    </style:style>
    <style:style style:name="T26" style:family="text">
      <style:text-properties style:text-position="sub 58%" fo:font-style="italic" style:font-style-asian="italic" style:font-style-complex="italic"/>
    </style:style>
    <style:style style:name="T27" style:family="text">
      <style:text-properties fo:language="ru" fo:country="RU"/>
    </style:style>
    <style:style style:name="T28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29" style:family="text">
      <style:text-properties style:font-name="Times New Roman1" fo:font-style="italic" style:font-style-asian="italic" style:font-style-complex="italic"/>
    </style:style>
    <style:style style:name="T30" style:family="text">
      <style:text-properties style:font-name="Times New Roman1" fo:font-style="normal" style:font-style-asian="normal" style:font-style-complex="normal"/>
    </style:style>
    <style:style style:name="T31" style:family="text">
      <style:text-properties style:font-name="Times New Roman" fo:background-color="transparent"/>
    </style:style>
    <style:style style:name="T32" style:family="text">
      <style:text-properties style:font-name-complex="Arial"/>
    </style:style>
    <style:style style:name="T33" style:family="text">
      <style:text-properties style:text-position="0% 100%" fo:font-style="normal" style:font-style-asian="normal" style:font-style-complex="normal"/>
    </style:style>
    <style:style style:name="T34" style:family="text">
      <style:text-properties style:text-position="0% 100%" fo:language="en" fo:country="US" fo:font-style="normal" style:font-style-asian="normal" style:font-style-complex="normal"/>
    </style:style>
    <style:style style:name="T3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ALIBRATION CERTIFICATE</text:p>
      <text:p text:style-name="P31"><text:span text:style-name="T2">Type: </text:span><text:span text:style-name="T3">X-ray and gamma radiation dosimeter $type</text:span><text:span text:style-name="T11"><text:tab/></text:span><text:span text:style-name="T9">Date of calibration: </text:span><text:span text:style-name="T8">$date</text:span><text:span text:style-name="T7">.</text:span></text:p>
      <text:p text:style-name="P7"/>
      <text:p text:style-name="P8"><text:span text:style-name="T17">S</text:span><text:span text:style-name="T35">/</text:span><text:span text:style-name="T17">N</text:span><text:span text:style-name="T35">: <text:s text:c="2"/></text:span><text:span text:style-name="T28">$</text:span><text:span text:style-name="T15">allSerial</text:span></text:p>
      <text:p text:style-name="P4"/>
      <text:p text:style-name="P3">Measurement limits: </text:p>
      <text:p text:style-name="P4"><text:span text:style-name="T5">$type</text:span>: γ 50 nSv/h – 10 Sv/h;</text:p>
      <text:p text:style-name="P9"/>
      <text:p text:style-name="P3">Measurement error: </text:p>
      <text:p text:style-name="P18"><text:span text:style-name="T5">$type</text:span>: ±15%</text:p>
      <text:p text:style-name="P16"/>
      <text:p text:style-name="P3">Operating conditions:</text:p>
      <text:list xml:id="list137251353739770623" text:style-name="L1">
        <text:list-item>
          <text:p text:style-name="P38"><text:span text:style-name="T16">Air temperature<text:tab/></text:span><text:span text:style-name="T32"><text:tab/><text:tab/><text:tab/>+</text:span><text:span text:style-name="T16">$temp</text:span><text:span text:style-name="T32"> °</text:span><text:span text:style-name="T16">C</text:span></text:p>
        </text:list-item>
        <text:list-item>
          <text:p text:style-name="P38"><text:span text:style-name="T16">Atmospheric pressure<text:tab/></text:span><text:span text:style-name="T16"><text:tab/><text:tab/><text:tab/>98,5 kPa</text:span></text:p>
        </text:list-item>
        <text:list-item>
          <text:p text:style-name="P38"><text:span text:style-name="T16">Relative humidity<text:tab/><text:tab/></text:span><text:span text:style-name="T16"><text:tab/><text:tab/>$vlag %</text:span></text:p>
        </text:list-item>
        <text:list-item>
          <text:p text:style-name="P39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37"><text:span text:style-name="Знак_20_примечания"><text:span text:style-name="T12">$facility_13+11eng;</text:span></text:span><text:span text:style-name="Знак_20_примечания"><text:span text:style-name="T10"> </text:span></text:span>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9"><text:span text:style-name="T4">$type</text:span><text:span text:style-name="T13"> (</text:span><text:span text:style-name="T18"></text:span><text:span text:style-name="T13">) s/n: 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5">Dose rate at check point <text:span text:style-name="T29">Ḣ</text:span><text:span text:style-name="T26">oi</text:span><text:span text:style-name="T33">(10)</text:span></text:p>
          </table:table-cell>
          <table:table-cell table:style-name="t1.B2" table:number-rows-spanned="3" office:value-type="string">
            <text:p text:style-name="P36">Radia-tion source <text:s/>number</text:p>
          </table:table-cell>
          <table:table-cell table:style-name="t1.B2" table:number-rows-spanned="3" office:value-type="string">
            <text:p text:style-name="P26">Distan-ce to source, </text:p>
            <text:p text:style-name="P27">R, сm</text:p>
          </table:table-cell>
          <table:table-cell table:style-name="t1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31">Relative gamma radiation dose rate measure-ment</text:span> error</text:p>
            <text:p text:style-name="P30"><text:span text:style-name="T29">θ</text:span><text:span text:style-name="T23">пр</text:span><text:span text:style-name="T24">i</text:span>, %</text:p>
          </table:table-cell>
          <table:table-cell table:style-name="t1.B2" table:number-rows-spanned="3" office:value-type="string">
            <text:p text:style-name="P29">Confidence limit of the intrinsic <text:s/>relative error <text:span text:style-name="T30">Δ</text:span><text:span text:style-name="T25">i</text:span>, % during calibration</text:p>
          </table:table-cell>
          <table:table-cell table:style-name="t1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1.D3" table:number-columns-spanned="3" office:value-type="string">
            <text:p text:style-name="P32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20">H</text:span><text:span text:style-name="T21">1</text:span></text:p>
          </table:table-cell>
          <table:table-cell table:style-name="t1.D3" office:value-type="string">
            <text:p text:style-name="P32"><text:span text:style-name="T14">H</text:span><text:span text:style-name="T21">2</text:span></text:p>
          </table:table-cell>
          <table:table-cell table:style-name="t1.D3" office:value-type="string">
            <text:p text:style-name="P32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<text:span text:style-name="T13">0,07</text:span> Sv/h</text:p>
          </table:table-cell>
          <table:table-cell table:style-name="t1.B5" office:value-type="string">
            <text:p text:style-name="P12">$1-30</text:p>
          </table:table-cell>
          <table:table-cell table:style-name="t1.B5" office:value-type="string">
            <text:p text:style-name="P12">$1-40</text:p>
          </table:table-cell>
          <table:table-cell table:style-name="t1.B5" office:value-type="string">
            <text:p text:style-name="P12">$1-50</text:p>
          </table:table-cell>
          <table:table-cell table:style-name="t1.B5" office:value-type="string">
            <text:p text:style-name="P12">$1-60</text:p>
          </table:table-cell>
          <table:table-cell table:style-name="t1.B5" office:value-type="string">
            <text:p text:style-name="P12">$1-70</text:p>
          </table:table-cell>
          <table:table-cell table:style-name="t1.B5" office:value-type="string">
            <text:p text:style-name="P12">$1-80</text:p>
          </table:table-cell>
          <table:table-cell table:style-name="t1.B5" office:value-type="string">
            <text:p text:style-name="P12">$1-00</text:p>
          </table:table-cell>
          <table:table-cell table:style-name="t1.B5" office:value-type="string">
            <text:p text:style-name="P12">$1-10</text:p>
          </table:table-cell>
          <table:table-cell table:style-name="t1.B5" office:value-type="string">
            <text:p text:style-name="P12">$1-20</text:p>
          </table:table-cell>
          <table:table-cell table:style-name="t1.K5" table:number-rows-spanned="9" office:value-type="string">
            <text:p text:style-name="P11">±<text:span text:style-name="T13">15</text:span></text:p>
          </table:table-cell>
        </table:table-row>
        <table:table-row>
          <table:table-cell table:style-name="t1.A5" office:value-type="string">
            <text:p text:style-name="P11">0,7 Sv/h</text:p>
          </table:table-cell>
          <table:table-cell table:style-name="t1.B5" office:value-type="string">
            <text:p text:style-name="P12">$1-31</text:p>
          </table:table-cell>
          <table:table-cell table:style-name="t1.B5" office:value-type="string">
            <text:p text:style-name="P12">$1-41</text:p>
          </table:table-cell>
          <table:table-cell table:style-name="t1.B5" office:value-type="string">
            <text:p text:style-name="P12">$1-51</text:p>
          </table:table-cell>
          <table:table-cell table:style-name="t1.B5" office:value-type="string">
            <text:p text:style-name="P12">$1-61</text:p>
          </table:table-cell>
          <table:table-cell table:style-name="t1.B5" office:value-type="string">
            <text:p text:style-name="P12">$1-71</text:p>
          </table:table-cell>
          <table:table-cell table:style-name="t1.B5" office:value-type="string">
            <text:p text:style-name="P12">$1-81</text:p>
          </table:table-cell>
          <table:table-cell table:style-name="t1.B5" office:value-type="string">
            <text:p text:style-name="P12">$1-01</text:p>
          </table:table-cell>
          <table:table-cell table:style-name="t1.B5" office:value-type="string">
            <text:p text:style-name="P12">$1-11</text:p>
          </table:table-cell>
          <table:table-cell table:style-name="t1.B5" office:value-type="string">
            <text:p text:style-name="P12">$1-21</text:p>
          </table:table-cell>
          <table:covered-table-cell/>
        </table:table-row>
        <table:table-row>
          <table:table-cell table:style-name="t1.A5" office:value-type="string">
            <text:p text:style-name="P11">7 Sv/h</text:p>
          </table:table-cell>
          <table:table-cell table:style-name="t1.B5" office:value-type="string">
            <text:p text:style-name="P12">$1-32</text:p>
          </table:table-cell>
          <table:table-cell table:style-name="t1.B5" office:value-type="string">
            <text:p text:style-name="P12">$1-42</text:p>
          </table:table-cell>
          <table:table-cell table:style-name="t1.B5" office:value-type="string">
            <text:p text:style-name="P12">$1-52</text:p>
          </table:table-cell>
          <table:table-cell table:style-name="t1.B5" office:value-type="string">
            <text:p text:style-name="P12">$1-62</text:p>
          </table:table-cell>
          <table:table-cell table:style-name="t1.B5" office:value-type="string">
            <text:p text:style-name="P12">$1-72</text:p>
          </table:table-cell>
          <table:table-cell table:style-name="t1.B5" office:value-type="string">
            <text:p text:style-name="P12">$1-82</text:p>
          </table:table-cell>
          <table:table-cell table:style-name="t1.B5" office:value-type="string">
            <text:p text:style-name="P12">$1-02</text:p>
          </table:table-cell>
          <table:table-cell table:style-name="t1.B5" office:value-type="string">
            <text:p text:style-name="P12">$1-12</text:p>
          </table:table-cell>
          <table:table-cell table:style-name="t1.B5" office:value-type="string">
            <text:p text:style-name="P12">$1-22</text:p>
          </table:table-cell>
          <table:covered-table-cell/>
        </table:table-row>
        <table:table-row>
          <table:table-cell table:style-name="t1.A5" office:value-type="string">
            <text:p text:style-name="P11">70 Sv/h</text:p>
          </table:table-cell>
          <table:table-cell table:style-name="t1.B5" office:value-type="string">
            <text:p text:style-name="P12">$1-33</text:p>
          </table:table-cell>
          <table:table-cell table:style-name="t1.B5" office:value-type="string">
            <text:p text:style-name="P12">$1-43</text:p>
          </table:table-cell>
          <table:table-cell table:style-name="t1.B5" office:value-type="string">
            <text:p text:style-name="P12">$1-53</text:p>
          </table:table-cell>
          <table:table-cell table:style-name="t1.B5" office:value-type="string">
            <text:p text:style-name="P12">$1-63</text:p>
          </table:table-cell>
          <table:table-cell table:style-name="t1.B5" office:value-type="string">
            <text:p text:style-name="P12">$1-73</text:p>
          </table:table-cell>
          <table:table-cell table:style-name="t1.B5" office:value-type="string">
            <text:p text:style-name="P12">$1-83</text:p>
          </table:table-cell>
          <table:table-cell table:style-name="t1.B5" office:value-type="string">
            <text:p text:style-name="P12">$1-03</text:p>
          </table:table-cell>
          <table:table-cell table:style-name="t1.B5" office:value-type="string">
            <text:p text:style-name="P12">$1-13</text:p>
          </table:table-cell>
          <table:table-cell table:style-name="t1.B5" office:value-type="string">
            <text:p text:style-name="P12">$1-23</text:p>
          </table:table-cell>
          <table:covered-table-cell/>
        </table:table-row>
        <table:table-row>
          <table:table-cell table:style-name="t1.A5" office:value-type="string">
            <text:p text:style-name="P11">0.7 mSv/h</text:p>
          </table:table-cell>
          <table:table-cell table:style-name="t1.B5" office:value-type="string">
            <text:p text:style-name="P12">$1-34</text:p>
          </table:table-cell>
          <table:table-cell table:style-name="t1.B5" office:value-type="string">
            <text:p text:style-name="P12">$1-44</text:p>
          </table:table-cell>
          <table:table-cell table:style-name="t1.B5" office:value-type="string">
            <text:p text:style-name="P12">$1-54</text:p>
          </table:table-cell>
          <table:table-cell table:style-name="t1.B5" office:value-type="string">
            <text:p text:style-name="P12">$1-64</text:p>
          </table:table-cell>
          <table:table-cell table:style-name="t1.B5" office:value-type="string">
            <text:p text:style-name="P12">$1-74</text:p>
          </table:table-cell>
          <table:table-cell table:style-name="t1.B5" office:value-type="string">
            <text:p text:style-name="P12">$1-84</text:p>
          </table:table-cell>
          <table:table-cell table:style-name="t1.B5" office:value-type="string">
            <text:p text:style-name="P12">$1-04</text:p>
          </table:table-cell>
          <table:table-cell table:style-name="t1.B5" office:value-type="string">
            <text:p text:style-name="P12">$1-14</text:p>
          </table:table-cell>
          <table:table-cell table:style-name="t1.B5" office:value-type="string">
            <text:p text:style-name="P12">$1-24</text:p>
          </table:table-cell>
          <table:covered-table-cell/>
        </table:table-row>
        <table:table-row>
          <table:table-cell table:style-name="t1.A5" office:value-type="string">
            <text:p text:style-name="P11">7,0 mSv/h</text:p>
          </table:table-cell>
          <table:table-cell table:style-name="t1.B5" office:value-type="string">
            <text:p text:style-name="P12">$1-35</text:p>
          </table:table-cell>
          <table:table-cell table:style-name="t1.B5" office:value-type="string">
            <text:p text:style-name="P12">$1-45</text:p>
          </table:table-cell>
          <table:table-cell table:style-name="t1.B5" office:value-type="string">
            <text:p text:style-name="P12">$1-55</text:p>
          </table:table-cell>
          <table:table-cell table:style-name="t1.B5" office:value-type="string">
            <text:p text:style-name="P12">$1-65</text:p>
          </table:table-cell>
          <table:table-cell table:style-name="t1.B5" office:value-type="string">
            <text:p text:style-name="P12">$1-75</text:p>
          </table:table-cell>
          <table:table-cell table:style-name="t1.B5" office:value-type="string">
            <text:p text:style-name="P12">$1-85</text:p>
          </table:table-cell>
          <table:table-cell table:style-name="t1.B5" office:value-type="string">
            <text:p text:style-name="P12">$1-05</text:p>
          </table:table-cell>
          <table:table-cell table:style-name="t1.B5" office:value-type="string">
            <text:p text:style-name="P12">$1-15</text:p>
          </table:table-cell>
          <table:table-cell table:style-name="t1.B5" office:value-type="string">
            <text:p text:style-name="P12">$1-25</text:p>
          </table:table-cell>
          <table:covered-table-cell/>
        </table:table-row>
        <table:table-row>
          <table:table-cell table:style-name="t1.A5" office:value-type="string">
            <text:p text:style-name="P11">70 mSv/h</text:p>
          </table:table-cell>
          <table:table-cell table:style-name="t1.B5" office:value-type="string">
            <text:p text:style-name="P12">$1-36</text:p>
          </table:table-cell>
          <table:table-cell table:style-name="t1.B5" office:value-type="string">
            <text:p text:style-name="P12">$1-46</text:p>
          </table:table-cell>
          <table:table-cell table:style-name="t1.B5" office:value-type="string">
            <text:p text:style-name="P12">$1-56</text:p>
          </table:table-cell>
          <table:table-cell table:style-name="t1.B5" office:value-type="string">
            <text:p text:style-name="P12">$1-66</text:p>
          </table:table-cell>
          <table:table-cell table:style-name="t1.B5" office:value-type="string">
            <text:p text:style-name="P12">$1-76</text:p>
          </table:table-cell>
          <table:table-cell table:style-name="t1.B5" office:value-type="string">
            <text:p text:style-name="P12">$1-86</text:p>
          </table:table-cell>
          <table:table-cell table:style-name="t1.B5" office:value-type="string">
            <text:p text:style-name="P12">$1-06</text:p>
          </table:table-cell>
          <table:table-cell table:style-name="t1.B5" office:value-type="string">
            <text:p text:style-name="P12">$1-16</text:p>
          </table:table-cell>
          <table:table-cell table:style-name="t1.B5" office:value-type="string">
            <text:p text:style-name="P12">$1-26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27">0,7</text:span> Sv/h</text:p>
          </table:table-cell>
          <table:table-cell table:style-name="t1.B5" office:value-type="string">
            <text:p text:style-name="P12">$1-37</text:p>
          </table:table-cell>
          <table:table-cell table:style-name="t1.B5" office:value-type="string">
            <text:p text:style-name="P12">$1-47</text:p>
          </table:table-cell>
          <table:table-cell table:style-name="t1.B5" office:value-type="string">
            <text:p text:style-name="P12">$1-57</text:p>
          </table:table-cell>
          <table:table-cell table:style-name="t1.B5" office:value-type="string">
            <text:p text:style-name="P12">$1-67</text:p>
          </table:table-cell>
          <table:table-cell table:style-name="t1.B5" office:value-type="string">
            <text:p text:style-name="P12">$1-77</text:p>
          </table:table-cell>
          <table:table-cell table:style-name="t1.B5" office:value-type="string">
            <text:p text:style-name="P12">$1-87</text:p>
          </table:table-cell>
          <table:table-cell table:style-name="t1.B5" office:value-type="string">
            <text:p text:style-name="P12">$1-07</text:p>
          </table:table-cell>
          <table:table-cell table:style-name="t1.B5" office:value-type="string">
            <text:p text:style-name="P12">$1-17</text:p>
          </table:table-cell>
          <table:table-cell table:style-name="t1.B5" office:value-type="string">
            <text:p text:style-name="P12">$1-27</text:p>
          </table:table-cell>
          <table:covered-table-cell/>
        </table:table-row>
        <table:table-row>
          <table:table-cell table:style-name="t1.A13" office:value-type="string">
            <text:p text:style-name="P11">7 Sv/h</text:p>
          </table:table-cell>
          <table:table-cell table:style-name="t1.B13" office:value-type="string">
            <text:p text:style-name="P12">$1-3<text:span text:style-name="T13">8</text:span></text:p>
          </table:table-cell>
          <table:table-cell table:style-name="t1.B13" office:value-type="string">
            <text:p text:style-name="P12">$1-4<text:span text:style-name="T13">8</text:span></text:p>
          </table:table-cell>
          <table:table-cell table:style-name="t1.B13" office:value-type="string">
            <text:p text:style-name="P12">$1-5<text:span text:style-name="T13">8</text:span></text:p>
          </table:table-cell>
          <table:table-cell table:style-name="t1.B13" office:value-type="string">
            <text:p text:style-name="P12">$1-6<text:span text:style-name="T13">8</text:span></text:p>
          </table:table-cell>
          <table:table-cell table:style-name="t1.B13" office:value-type="string">
            <text:p text:style-name="P12">$1-7<text:span text:style-name="T13">8</text:span></text:p>
          </table:table-cell>
          <table:table-cell table:style-name="t1.B13" office:value-type="string">
            <text:p text:style-name="P12">$1-8<text:span text:style-name="T13">8</text:span></text:p>
          </table:table-cell>
          <table:table-cell table:style-name="t1.B13" office:value-type="string">
            <text:p text:style-name="P12">$1-0<text:span text:style-name="T13">8</text:span></text:p>
          </table:table-cell>
          <table:table-cell table:style-name="t1.B13" office:value-type="string">
            <text:p text:style-name="P12">$1-1<text:span text:style-name="T13">8</text:span></text:p>
          </table:table-cell>
          <table:table-cell table:style-name="t1.B13" office:value-type="string">
            <text:p text:style-name="P12">$1-2<text:span text:style-name="T13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>
          <table:table-cell table:style-name="t2.A1" table:number-columns-spanned="11" office:value-type="string">
            <text:p text:style-name="P19"><text:span text:style-name="T4">$type</text:span><text:span text:style-name="T13"> (</text:span><text:span text:style-name="T18"></text:span><text:span text:style-name="T13">) s/n: $bd_num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5">Dose rate at check point <text:span text:style-name="T29">Ḣ</text:span><text:span text:style-name="T26">oi</text:span><text:span text:style-name="T33">(10)</text:span></text:p>
          </table:table-cell>
          <table:table-cell table:style-name="t2.B2" table:number-rows-spanned="3" office:value-type="string">
            <text:p text:style-name="P36">Radia-tion source <text:s/>number</text:p>
          </table:table-cell>
          <table:table-cell table:style-name="t2.B2" table:number-rows-spanned="3" office:value-type="string">
            <text:p text:style-name="P26">Distan-ce to source, </text:p>
            <text:p text:style-name="P27">R, сm</text:p>
          </table:table-cell>
          <table:table-cell table:style-name="t2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6"><text:span text:style-name="T31">Relative gamma radiation dose rate measure-ment</text:span> error</text:p>
            <text:p text:style-name="P30"><text:span text:style-name="T29">θ</text:span><text:span text:style-name="T23">пр</text:span><text:span text:style-name="T24">i</text:span>, %</text:p>
          </table:table-cell>
          <table:table-cell table:style-name="t2.B2" table:number-rows-spanned="3" office:value-type="string">
            <text:p text:style-name="P29">Confidence limit of the intrinsic <text:s/>relative error <text:span text:style-name="T30">Δ</text:span><text:span text:style-name="T25">i</text:span>, % during calibration</text:p>
          </table:table-cell>
          <table:table-cell table:style-name="t2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2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2.D3" table:number-columns-spanned="3" office:value-type="string">
            <text:p text:style-name="P32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20">H</text:span><text:span text:style-name="T21">1</text:span></text:p>
          </table:table-cell>
          <table:table-cell table:style-name="t2.D3" office:value-type="string">
            <text:p text:style-name="P32"><text:span text:style-name="T14">H</text:span><text:span text:style-name="T21">2</text:span></text:p>
          </table:table-cell>
          <table:table-cell table:style-name="t2.D3" office:value-type="string">
            <text:p text:style-name="P32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1"><text:span text:style-name="T13">0,07</text:span> Sv/h</text:p>
          </table:table-cell>
          <table:table-cell table:style-name="t2.B5" office:value-type="string">
            <text:p text:style-name="P12">$2-30</text:p>
          </table:table-cell>
          <table:table-cell table:style-name="t2.B5" office:value-type="string">
            <text:p text:style-name="P12">$2-40</text:p>
          </table:table-cell>
          <table:table-cell table:style-name="t2.B5" office:value-type="string">
            <text:p text:style-name="P12">$2-50</text:p>
          </table:table-cell>
          <table:table-cell table:style-name="t2.B5" office:value-type="string">
            <text:p text:style-name="P12">$2-60</text:p>
          </table:table-cell>
          <table:table-cell table:style-name="t2.B5" office:value-type="string">
            <text:p text:style-name="P12">$2-70</text:p>
          </table:table-cell>
          <table:table-cell table:style-name="t2.B5" office:value-type="string">
            <text:p text:style-name="P12">$2-80</text:p>
          </table:table-cell>
          <table:table-cell table:style-name="t2.B5" office:value-type="string">
            <text:p text:style-name="P12">$2-00</text:p>
          </table:table-cell>
          <table:table-cell table:style-name="t2.B5" office:value-type="string">
            <text:p text:style-name="P12">$2-10</text:p>
          </table:table-cell>
          <table:table-cell table:style-name="t2.B5" office:value-type="string">
            <text:p text:style-name="P12">$2-20</text:p>
          </table:table-cell>
          <table:table-cell table:style-name="t2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2.A5" office:value-type="string">
            <text:p text:style-name="P11">0,7 Sv/h</text:p>
          </table:table-cell>
          <table:table-cell table:style-name="t2.B5" office:value-type="string">
            <text:p text:style-name="P12">$2-31</text:p>
          </table:table-cell>
          <table:table-cell table:style-name="t2.B5" office:value-type="string">
            <text:p text:style-name="P12">$2-41</text:p>
          </table:table-cell>
          <table:table-cell table:style-name="t2.B5" office:value-type="string">
            <text:p text:style-name="P12">$2-51</text:p>
          </table:table-cell>
          <table:table-cell table:style-name="t2.B5" office:value-type="string">
            <text:p text:style-name="P12">$2-61</text:p>
          </table:table-cell>
          <table:table-cell table:style-name="t2.B5" office:value-type="string">
            <text:p text:style-name="P12">$2-71</text:p>
          </table:table-cell>
          <table:table-cell table:style-name="t2.B5" office:value-type="string">
            <text:p text:style-name="P12">$2-81</text:p>
          </table:table-cell>
          <table:table-cell table:style-name="t2.B5" office:value-type="string">
            <text:p text:style-name="P12">$2-01</text:p>
          </table:table-cell>
          <table:table-cell table:style-name="t2.B5" office:value-type="string">
            <text:p text:style-name="P12">$2-11</text:p>
          </table:table-cell>
          <table:table-cell table:style-name="t2.B5" office:value-type="string">
            <text:p text:style-name="P12">$2-21</text:p>
          </table:table-cell>
          <table:covered-table-cell/>
        </table:table-row>
        <table:table-row>
          <table:table-cell table:style-name="t2.A5" office:value-type="string">
            <text:p text:style-name="P11">7 Sv/h</text:p>
          </table:table-cell>
          <table:table-cell table:style-name="t2.B5" office:value-type="string">
            <text:p text:style-name="P12">$2-32</text:p>
          </table:table-cell>
          <table:table-cell table:style-name="t2.B5" office:value-type="string">
            <text:p text:style-name="P12">$2-42</text:p>
          </table:table-cell>
          <table:table-cell table:style-name="t2.B5" office:value-type="string">
            <text:p text:style-name="P12">$2-52</text:p>
          </table:table-cell>
          <table:table-cell table:style-name="t2.B5" office:value-type="string">
            <text:p text:style-name="P12">$2-62</text:p>
          </table:table-cell>
          <table:table-cell table:style-name="t2.B5" office:value-type="string">
            <text:p text:style-name="P12">$2-72</text:p>
          </table:table-cell>
          <table:table-cell table:style-name="t2.B5" office:value-type="string">
            <text:p text:style-name="P12">$2-82</text:p>
          </table:table-cell>
          <table:table-cell table:style-name="t2.B5" office:value-type="string">
            <text:p text:style-name="P12">$2-02</text:p>
          </table:table-cell>
          <table:table-cell table:style-name="t2.B5" office:value-type="string">
            <text:p text:style-name="P12">$2-12</text:p>
          </table:table-cell>
          <table:table-cell table:style-name="t2.B5" office:value-type="string">
            <text:p text:style-name="P12">$2-22</text:p>
          </table:table-cell>
          <table:covered-table-cell/>
        </table:table-row>
        <table:table-row>
          <table:table-cell table:style-name="t2.A5" office:value-type="string">
            <text:p text:style-name="P11">70 Sv/h</text:p>
          </table:table-cell>
          <table:table-cell table:style-name="t2.B5" office:value-type="string">
            <text:p text:style-name="P12">$2-33</text:p>
          </table:table-cell>
          <table:table-cell table:style-name="t2.B5" office:value-type="string">
            <text:p text:style-name="P12">$2-43</text:p>
          </table:table-cell>
          <table:table-cell table:style-name="t2.B5" office:value-type="string">
            <text:p text:style-name="P12">$2-53</text:p>
          </table:table-cell>
          <table:table-cell table:style-name="t2.B5" office:value-type="string">
            <text:p text:style-name="P12">$2-63</text:p>
          </table:table-cell>
          <table:table-cell table:style-name="t2.B5" office:value-type="string">
            <text:p text:style-name="P12">$2-73</text:p>
          </table:table-cell>
          <table:table-cell table:style-name="t2.B5" office:value-type="string">
            <text:p text:style-name="P12">$2-83</text:p>
          </table:table-cell>
          <table:table-cell table:style-name="t2.B5" office:value-type="string">
            <text:p text:style-name="P12">$2-03</text:p>
          </table:table-cell>
          <table:table-cell table:style-name="t2.B5" office:value-type="string">
            <text:p text:style-name="P12">$2-13</text:p>
          </table:table-cell>
          <table:table-cell table:style-name="t2.B5" office:value-type="string">
            <text:p text:style-name="P12">$2-23</text:p>
          </table:table-cell>
          <table:covered-table-cell/>
        </table:table-row>
        <table:table-row>
          <table:table-cell table:style-name="t2.A5" office:value-type="string">
            <text:p text:style-name="P11">0.7 mSv/h</text:p>
          </table:table-cell>
          <table:table-cell table:style-name="t2.B5" office:value-type="string">
            <text:p text:style-name="P12">$2-34</text:p>
          </table:table-cell>
          <table:table-cell table:style-name="t2.B5" office:value-type="string">
            <text:p text:style-name="P12">$2-44</text:p>
          </table:table-cell>
          <table:table-cell table:style-name="t2.B5" office:value-type="string">
            <text:p text:style-name="P12">$2-54</text:p>
          </table:table-cell>
          <table:table-cell table:style-name="t2.B5" office:value-type="string">
            <text:p text:style-name="P12">$2-64</text:p>
          </table:table-cell>
          <table:table-cell table:style-name="t2.B5" office:value-type="string">
            <text:p text:style-name="P12">$2-74</text:p>
          </table:table-cell>
          <table:table-cell table:style-name="t2.B5" office:value-type="string">
            <text:p text:style-name="P12">$2-84</text:p>
          </table:table-cell>
          <table:table-cell table:style-name="t2.B5" office:value-type="string">
            <text:p text:style-name="P12">$2-04</text:p>
          </table:table-cell>
          <table:table-cell table:style-name="t2.B5" office:value-type="string">
            <text:p text:style-name="P12">$2-14</text:p>
          </table:table-cell>
          <table:table-cell table:style-name="t2.B5" office:value-type="string">
            <text:p text:style-name="P12">$2-24</text:p>
          </table:table-cell>
          <table:covered-table-cell/>
        </table:table-row>
        <table:table-row>
          <table:table-cell table:style-name="t2.A5" office:value-type="string">
            <text:p text:style-name="P11">7,0 mSv/h</text:p>
          </table:table-cell>
          <table:table-cell table:style-name="t2.B5" office:value-type="string">
            <text:p text:style-name="P12">$2-35</text:p>
          </table:table-cell>
          <table:table-cell table:style-name="t2.B5" office:value-type="string">
            <text:p text:style-name="P12">$2-45</text:p>
          </table:table-cell>
          <table:table-cell table:style-name="t2.B5" office:value-type="string">
            <text:p text:style-name="P12">$2-55</text:p>
          </table:table-cell>
          <table:table-cell table:style-name="t2.B5" office:value-type="string">
            <text:p text:style-name="P12">$2-65</text:p>
          </table:table-cell>
          <table:table-cell table:style-name="t2.B5" office:value-type="string">
            <text:p text:style-name="P12">$2-75</text:p>
          </table:table-cell>
          <table:table-cell table:style-name="t2.B5" office:value-type="string">
            <text:p text:style-name="P12">$2-85</text:p>
          </table:table-cell>
          <table:table-cell table:style-name="t2.B5" office:value-type="string">
            <text:p text:style-name="P12">$2-05</text:p>
          </table:table-cell>
          <table:table-cell table:style-name="t2.B5" office:value-type="string">
            <text:p text:style-name="P12">$2-15</text:p>
          </table:table-cell>
          <table:table-cell table:style-name="t2.B5" office:value-type="string">
            <text:p text:style-name="P12">$2-25</text:p>
          </table:table-cell>
          <table:covered-table-cell/>
        </table:table-row>
        <table:table-row>
          <table:table-cell table:style-name="t2.A5" office:value-type="string">
            <text:p text:style-name="P11">70 mSv/h</text:p>
          </table:table-cell>
          <table:table-cell table:style-name="t2.B5" office:value-type="string">
            <text:p text:style-name="P12">$2-36</text:p>
          </table:table-cell>
          <table:table-cell table:style-name="t2.B5" office:value-type="string">
            <text:p text:style-name="P12">$2-46</text:p>
          </table:table-cell>
          <table:table-cell table:style-name="t2.B5" office:value-type="string">
            <text:p text:style-name="P12">$2-56</text:p>
          </table:table-cell>
          <table:table-cell table:style-name="t2.B5" office:value-type="string">
            <text:p text:style-name="P12">$2-66</text:p>
          </table:table-cell>
          <table:table-cell table:style-name="t2.B5" office:value-type="string">
            <text:p text:style-name="P12">$2-76</text:p>
          </table:table-cell>
          <table:table-cell table:style-name="t2.B5" office:value-type="string">
            <text:p text:style-name="P12">$2-86</text:p>
          </table:table-cell>
          <table:table-cell table:style-name="t2.B5" office:value-type="string">
            <text:p text:style-name="P12">$2-06</text:p>
          </table:table-cell>
          <table:table-cell table:style-name="t2.B5" office:value-type="string">
            <text:p text:style-name="P12">$2-16</text:p>
          </table:table-cell>
          <table:table-cell table:style-name="t2.B5" office:value-type="string">
            <text:p text:style-name="P12">$2-26</text:p>
          </table:table-cell>
          <table:covered-table-cell/>
        </table:table-row>
        <table:table-row>
          <table:table-cell table:style-name="t2.A5" office:value-type="string">
            <text:p text:style-name="P11"><text:span text:style-name="T27">0,7</text:span> Sv/h</text:p>
          </table:table-cell>
          <table:table-cell table:style-name="t2.B5" office:value-type="string">
            <text:p text:style-name="P12">$2-37</text:p>
          </table:table-cell>
          <table:table-cell table:style-name="t2.B5" office:value-type="string">
            <text:p text:style-name="P12">$2-47</text:p>
          </table:table-cell>
          <table:table-cell table:style-name="t2.B5" office:value-type="string">
            <text:p text:style-name="P12">$2-57</text:p>
          </table:table-cell>
          <table:table-cell table:style-name="t2.B5" office:value-type="string">
            <text:p text:style-name="P12">$2-67</text:p>
          </table:table-cell>
          <table:table-cell table:style-name="t2.B5" office:value-type="string">
            <text:p text:style-name="P12">$2-77</text:p>
          </table:table-cell>
          <table:table-cell table:style-name="t2.B5" office:value-type="string">
            <text:p text:style-name="P12">$2-87</text:p>
          </table:table-cell>
          <table:table-cell table:style-name="t2.B5" office:value-type="string">
            <text:p text:style-name="P12">$2-07</text:p>
          </table:table-cell>
          <table:table-cell table:style-name="t2.B5" office:value-type="string">
            <text:p text:style-name="P12">$2-17</text:p>
          </table:table-cell>
          <table:table-cell table:style-name="t2.B5" office:value-type="string">
            <text:p text:style-name="P12">$2-27</text:p>
          </table:table-cell>
          <table:covered-table-cell/>
        </table:table-row>
        <table:table-row>
          <table:table-cell table:style-name="t2.A13" office:value-type="string">
            <text:p text:style-name="P11">7 Sv/h</text:p>
          </table:table-cell>
          <table:table-cell table:style-name="t2.B13" office:value-type="string">
            <text:p text:style-name="P12">$<text:span text:style-name="T13">2</text:span>-3<text:span text:style-name="T13">8</text:span></text:p>
          </table:table-cell>
          <table:table-cell table:style-name="t2.B13" office:value-type="string">
            <text:p text:style-name="P12"><text:span text:style-name="T13">$2-</text:span>4<text:span text:style-name="T13">8</text:span></text:p>
          </table:table-cell>
          <table:table-cell table:style-name="t2.B13" office:value-type="string">
            <text:p text:style-name="P12"><text:span text:style-name="T13">$2-</text:span>5<text:span text:style-name="T13">8</text:span></text:p>
          </table:table-cell>
          <table:table-cell table:style-name="t2.B13" office:value-type="string">
            <text:p text:style-name="P12"><text:span text:style-name="T13">$2-</text:span>6<text:span text:style-name="T13">8</text:span></text:p>
          </table:table-cell>
          <table:table-cell table:style-name="t2.B13" office:value-type="string">
            <text:p text:style-name="P12">$<text:span text:style-name="T13">2</text:span>-7<text:span text:style-name="T13">8</text:span></text:p>
          </table:table-cell>
          <table:table-cell table:style-name="t2.B13" office:value-type="string">
            <text:p text:style-name="P12"><text:span text:style-name="T13">$2-</text:span>8<text:span text:style-name="T13">8</text:span></text:p>
          </table:table-cell>
          <table:table-cell table:style-name="t2.B13" office:value-type="string">
            <text:p text:style-name="P12"><text:span text:style-name="T13">$2-</text:span>0<text:span text:style-name="T13">8</text:span></text:p>
          </table:table-cell>
          <table:table-cell table:style-name="t2.B13" office:value-type="string">
            <text:p text:style-name="P12"><text:span text:style-name="T13">$2-</text:span>1<text:span text:style-name="T13">8</text:span></text:p>
          </table:table-cell>
          <table:table-cell table:style-name="t2.B13" office:value-type="string">
            <text:p text:style-name="P12"><text:span text:style-name="T13">$2-</text:span>2<text:span text:style-name="T13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>
          <table:table-cell table:style-name="t3.A1" table:number-columns-spanned="11" office:value-type="string">
            <text:p text:style-name="P20"><text:span text:style-name="T4">$type</text:span><text:span text:style-name="T13"> (</text:span><text:span text:style-name="T18"></text:span><text:span text:style-name="T13">) s/n: 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5">Dose rate at check point <text:span text:style-name="T29">Ḣ</text:span><text:span text:style-name="T26">oi</text:span><text:span text:style-name="T33">(10)</text:span></text:p>
          </table:table-cell>
          <table:table-cell table:style-name="t3.B2" table:number-rows-spanned="3" office:value-type="string">
            <text:p text:style-name="P36">Radia-tion source <text:s/>number</text:p>
          </table:table-cell>
          <table:table-cell table:style-name="t3.B2" table:number-rows-spanned="3" office:value-type="string">
            <text:p text:style-name="P26">Distan-ce to source, </text:p>
            <text:p text:style-name="P27">R, сm</text:p>
          </table:table-cell>
          <table:table-cell table:style-name="t3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6"><text:span text:style-name="T31">Relative gamma radiation dose rate measure-ment</text:span> error</text:p>
            <text:p text:style-name="P30"><text:span text:style-name="T29">θ</text:span><text:span text:style-name="T23">пр</text:span><text:span text:style-name="T24">i</text:span>, %</text:p>
          </table:table-cell>
          <table:table-cell table:style-name="t3.B2" table:number-rows-spanned="3" office:value-type="string">
            <text:p text:style-name="P29">Confidence limit of the intrinsic <text:s/>relative error <text:span text:style-name="T30">Δ</text:span><text:span text:style-name="T25">i</text:span>, % during calibration</text:p>
          </table:table-cell>
          <table:table-cell table:style-name="t3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2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3.D3" table:number-columns-spanned="3" office:value-type="string">
            <text:p text:style-name="P32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20">H</text:span><text:span text:style-name="T21">1</text:span></text:p>
          </table:table-cell>
          <table:table-cell table:style-name="t3.D3" office:value-type="string">
            <text:p text:style-name="P32"><text:span text:style-name="T14">H</text:span><text:span text:style-name="T21">2</text:span></text:p>
          </table:table-cell>
          <table:table-cell table:style-name="t3.D3" office:value-type="string">
            <text:p text:style-name="P32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1"><text:span text:style-name="T13">0,07</text:span> Sv/h</text:p>
          </table:table-cell>
          <table:table-cell table:style-name="t3.B5" office:value-type="string">
            <text:p text:style-name="P12">$3-30</text:p>
          </table:table-cell>
          <table:table-cell table:style-name="t3.B5" office:value-type="string">
            <text:p text:style-name="P12">$3-40</text:p>
          </table:table-cell>
          <table:table-cell table:style-name="t3.B5" office:value-type="string">
            <text:p text:style-name="P12">$3-50</text:p>
          </table:table-cell>
          <table:table-cell table:style-name="t3.B5" office:value-type="string">
            <text:p text:style-name="P12">$3-60</text:p>
          </table:table-cell>
          <table:table-cell table:style-name="t3.B5" office:value-type="string">
            <text:p text:style-name="P12">$3-70</text:p>
          </table:table-cell>
          <table:table-cell table:style-name="t3.B5" office:value-type="string">
            <text:p text:style-name="P12">$3-80</text:p>
          </table:table-cell>
          <table:table-cell table:style-name="t3.B5" office:value-type="string">
            <text:p text:style-name="P12">$3-00</text:p>
          </table:table-cell>
          <table:table-cell table:style-name="t3.B5" office:value-type="string">
            <text:p text:style-name="P12">$3-10</text:p>
          </table:table-cell>
          <table:table-cell table:style-name="t3.B5" office:value-type="string">
            <text:p text:style-name="P12">$3-20</text:p>
          </table:table-cell>
          <table:table-cell table:style-name="t3.K5" table:number-rows-spanned="9" office:value-type="string">
            <text:p text:style-name="P15">±<text:span text:style-name="T13">15</text:span></text:p>
          </table:table-cell>
        </table:table-row>
        <table:table-row>
          <table:table-cell table:style-name="t3.A5" office:value-type="string">
            <text:p text:style-name="P11">0,7 Sv/h</text:p>
          </table:table-cell>
          <table:table-cell table:style-name="t3.B5" office:value-type="string">
            <text:p text:style-name="P12">$3-31</text:p>
          </table:table-cell>
          <table:table-cell table:style-name="t3.B5" office:value-type="string">
            <text:p text:style-name="P12">$3-41</text:p>
          </table:table-cell>
          <table:table-cell table:style-name="t3.B5" office:value-type="string">
            <text:p text:style-name="P12">$3-51</text:p>
          </table:table-cell>
          <table:table-cell table:style-name="t3.B5" office:value-type="string">
            <text:p text:style-name="P12">$3-61</text:p>
          </table:table-cell>
          <table:table-cell table:style-name="t3.B5" office:value-type="string">
            <text:p text:style-name="P12">$3-71</text:p>
          </table:table-cell>
          <table:table-cell table:style-name="t3.B5" office:value-type="string">
            <text:p text:style-name="P12">$3-81</text:p>
          </table:table-cell>
          <table:table-cell table:style-name="t3.B5" office:value-type="string">
            <text:p text:style-name="P12">$3-01</text:p>
          </table:table-cell>
          <table:table-cell table:style-name="t3.B5" office:value-type="string">
            <text:p text:style-name="P12">$3-11</text:p>
          </table:table-cell>
          <table:table-cell table:style-name="t3.B5" office:value-type="string">
            <text:p text:style-name="P12">$3-21</text:p>
          </table:table-cell>
          <table:covered-table-cell/>
        </table:table-row>
        <table:table-row>
          <table:table-cell table:style-name="t3.A5" office:value-type="string">
            <text:p text:style-name="P11">7 Sv/h</text:p>
          </table:table-cell>
          <table:table-cell table:style-name="t3.B5" office:value-type="string">
            <text:p text:style-name="P12">$3-32</text:p>
          </table:table-cell>
          <table:table-cell table:style-name="t3.B5" office:value-type="string">
            <text:p text:style-name="P12">$3-42</text:p>
          </table:table-cell>
          <table:table-cell table:style-name="t3.B5" office:value-type="string">
            <text:p text:style-name="P12">$3-52</text:p>
          </table:table-cell>
          <table:table-cell table:style-name="t3.B5" office:value-type="string">
            <text:p text:style-name="P12">$3-62</text:p>
          </table:table-cell>
          <table:table-cell table:style-name="t3.B5" office:value-type="string">
            <text:p text:style-name="P12">$3-72</text:p>
          </table:table-cell>
          <table:table-cell table:style-name="t3.B5" office:value-type="string">
            <text:p text:style-name="P12">$3-82</text:p>
          </table:table-cell>
          <table:table-cell table:style-name="t3.B5" office:value-type="string">
            <text:p text:style-name="P12">$3-02</text:p>
          </table:table-cell>
          <table:table-cell table:style-name="t3.B5" office:value-type="string">
            <text:p text:style-name="P12">$3-12</text:p>
          </table:table-cell>
          <table:table-cell table:style-name="t3.B5" office:value-type="string">
            <text:p text:style-name="P12">$3-22</text:p>
          </table:table-cell>
          <table:covered-table-cell/>
        </table:table-row>
        <table:table-row>
          <table:table-cell table:style-name="t3.A5" office:value-type="string">
            <text:p text:style-name="P11">70 Sv/h</text:p>
          </table:table-cell>
          <table:table-cell table:style-name="t3.B5" office:value-type="string">
            <text:p text:style-name="P12">$3-33</text:p>
          </table:table-cell>
          <table:table-cell table:style-name="t3.B5" office:value-type="string">
            <text:p text:style-name="P12">$3-43</text:p>
          </table:table-cell>
          <table:table-cell table:style-name="t3.B5" office:value-type="string">
            <text:p text:style-name="P12">$3-53</text:p>
          </table:table-cell>
          <table:table-cell table:style-name="t3.B5" office:value-type="string">
            <text:p text:style-name="P12">$3-63</text:p>
          </table:table-cell>
          <table:table-cell table:style-name="t3.B5" office:value-type="string">
            <text:p text:style-name="P12">$3-73</text:p>
          </table:table-cell>
          <table:table-cell table:style-name="t3.B5" office:value-type="string">
            <text:p text:style-name="P12">$3-83</text:p>
          </table:table-cell>
          <table:table-cell table:style-name="t3.B5" office:value-type="string">
            <text:p text:style-name="P12">$3-03</text:p>
          </table:table-cell>
          <table:table-cell table:style-name="t3.B5" office:value-type="string">
            <text:p text:style-name="P12">$3-13</text:p>
          </table:table-cell>
          <table:table-cell table:style-name="t3.B5" office:value-type="string">
            <text:p text:style-name="P12">$3-23</text:p>
          </table:table-cell>
          <table:covered-table-cell/>
        </table:table-row>
        <table:table-row>
          <table:table-cell table:style-name="t3.A5" office:value-type="string">
            <text:p text:style-name="P11">0.7 mSv/h</text:p>
          </table:table-cell>
          <table:table-cell table:style-name="t3.B5" office:value-type="string">
            <text:p text:style-name="P12">$3-34</text:p>
          </table:table-cell>
          <table:table-cell table:style-name="t3.B5" office:value-type="string">
            <text:p text:style-name="P12">$3-44</text:p>
          </table:table-cell>
          <table:table-cell table:style-name="t3.B5" office:value-type="string">
            <text:p text:style-name="P12">$3-54</text:p>
          </table:table-cell>
          <table:table-cell table:style-name="t3.B5" office:value-type="string">
            <text:p text:style-name="P12">$3-64</text:p>
          </table:table-cell>
          <table:table-cell table:style-name="t3.B5" office:value-type="string">
            <text:p text:style-name="P12">$3-74</text:p>
          </table:table-cell>
          <table:table-cell table:style-name="t3.B5" office:value-type="string">
            <text:p text:style-name="P12">$3-84</text:p>
          </table:table-cell>
          <table:table-cell table:style-name="t3.B5" office:value-type="string">
            <text:p text:style-name="P12">$3-04</text:p>
          </table:table-cell>
          <table:table-cell table:style-name="t3.B5" office:value-type="string">
            <text:p text:style-name="P12">$3-14</text:p>
          </table:table-cell>
          <table:table-cell table:style-name="t3.B5" office:value-type="string">
            <text:p text:style-name="P12">$3-24</text:p>
          </table:table-cell>
          <table:covered-table-cell/>
        </table:table-row>
        <table:table-row>
          <table:table-cell table:style-name="t3.A5" office:value-type="string">
            <text:p text:style-name="P11">7,0 mSv/h</text:p>
          </table:table-cell>
          <table:table-cell table:style-name="t3.B5" office:value-type="string">
            <text:p text:style-name="P12">$3-35</text:p>
          </table:table-cell>
          <table:table-cell table:style-name="t3.B5" office:value-type="string">
            <text:p text:style-name="P12">$3-45</text:p>
          </table:table-cell>
          <table:table-cell table:style-name="t3.B5" office:value-type="string">
            <text:p text:style-name="P12">$3-55</text:p>
          </table:table-cell>
          <table:table-cell table:style-name="t3.B5" office:value-type="string">
            <text:p text:style-name="P12">$3-65</text:p>
          </table:table-cell>
          <table:table-cell table:style-name="t3.B5" office:value-type="string">
            <text:p text:style-name="P12">$3-75</text:p>
          </table:table-cell>
          <table:table-cell table:style-name="t3.B5" office:value-type="string">
            <text:p text:style-name="P12">$3-85</text:p>
          </table:table-cell>
          <table:table-cell table:style-name="t3.B5" office:value-type="string">
            <text:p text:style-name="P12">$3-05</text:p>
          </table:table-cell>
          <table:table-cell table:style-name="t3.B5" office:value-type="string">
            <text:p text:style-name="P12">$3-15</text:p>
          </table:table-cell>
          <table:table-cell table:style-name="t3.B5" office:value-type="string">
            <text:p text:style-name="P12">$3-25</text:p>
          </table:table-cell>
          <table:covered-table-cell/>
        </table:table-row>
        <table:table-row>
          <table:table-cell table:style-name="t3.A5" office:value-type="string">
            <text:p text:style-name="P11">70 mSv/h</text:p>
          </table:table-cell>
          <table:table-cell table:style-name="t3.B5" office:value-type="string">
            <text:p text:style-name="P12">$3-36</text:p>
          </table:table-cell>
          <table:table-cell table:style-name="t3.B5" office:value-type="string">
            <text:p text:style-name="P12">$3-46</text:p>
          </table:table-cell>
          <table:table-cell table:style-name="t3.B5" office:value-type="string">
            <text:p text:style-name="P12">$3-56</text:p>
          </table:table-cell>
          <table:table-cell table:style-name="t3.B5" office:value-type="string">
            <text:p text:style-name="P12">$3-66</text:p>
          </table:table-cell>
          <table:table-cell table:style-name="t3.B5" office:value-type="string">
            <text:p text:style-name="P12">$3-76</text:p>
          </table:table-cell>
          <table:table-cell table:style-name="t3.B5" office:value-type="string">
            <text:p text:style-name="P12">$3-86</text:p>
          </table:table-cell>
          <table:table-cell table:style-name="t3.B5" office:value-type="string">
            <text:p text:style-name="P12">$3-06</text:p>
          </table:table-cell>
          <table:table-cell table:style-name="t3.B5" office:value-type="string">
            <text:p text:style-name="P12">$3-16</text:p>
          </table:table-cell>
          <table:table-cell table:style-name="t3.B5" office:value-type="string">
            <text:p text:style-name="P12">$3-26</text:p>
          </table:table-cell>
          <table:covered-table-cell/>
        </table:table-row>
        <table:table-row>
          <table:table-cell table:style-name="t3.A5" office:value-type="string">
            <text:p text:style-name="P11"><text:span text:style-name="T27">0,7</text:span> Sv/h</text:p>
          </table:table-cell>
          <table:table-cell table:style-name="t3.B5" office:value-type="string">
            <text:p text:style-name="P12">$3-37</text:p>
          </table:table-cell>
          <table:table-cell table:style-name="t3.B5" office:value-type="string">
            <text:p text:style-name="P12">$3-47</text:p>
          </table:table-cell>
          <table:table-cell table:style-name="t3.B5" office:value-type="string">
            <text:p text:style-name="P12">$3-57</text:p>
          </table:table-cell>
          <table:table-cell table:style-name="t3.B5" office:value-type="string">
            <text:p text:style-name="P12">$3-67</text:p>
          </table:table-cell>
          <table:table-cell table:style-name="t3.B5" office:value-type="string">
            <text:p text:style-name="P12">$3-77</text:p>
          </table:table-cell>
          <table:table-cell table:style-name="t3.B5" office:value-type="string">
            <text:p text:style-name="P12">$3-87</text:p>
          </table:table-cell>
          <table:table-cell table:style-name="t3.B5" office:value-type="string">
            <text:p text:style-name="P12">$3-07</text:p>
          </table:table-cell>
          <table:table-cell table:style-name="t3.B5" office:value-type="string">
            <text:p text:style-name="P12">$3-17</text:p>
          </table:table-cell>
          <table:table-cell table:style-name="t3.B5" office:value-type="string">
            <text:p text:style-name="P12">$3-27</text:p>
          </table:table-cell>
          <table:covered-table-cell/>
        </table:table-row>
        <table:table-row>
          <table:table-cell table:style-name="t3.A13" office:value-type="string">
            <text:p text:style-name="P11">7 Sv/h</text:p>
          </table:table-cell>
          <table:table-cell table:style-name="t3.B13" office:value-type="string">
            <text:p text:style-name="P12"><text:span text:style-name="T13">$3-</text:span>3<text:span text:style-name="T13">8</text:span></text:p>
          </table:table-cell>
          <table:table-cell table:style-name="t3.B13" office:value-type="string">
            <text:p text:style-name="P12">$<text:span text:style-name="T13">3</text:span>-4<text:span text:style-name="T13">8</text:span></text:p>
          </table:table-cell>
          <table:table-cell table:style-name="t3.B13" office:value-type="string">
            <text:p text:style-name="P13">$3-58</text:p>
          </table:table-cell>
          <table:table-cell table:style-name="t3.B13" office:value-type="string">
            <text:p text:style-name="P13">$3-68</text:p>
          </table:table-cell>
          <table:table-cell table:style-name="t3.B13" office:value-type="string">
            <text:p text:style-name="P13">$3-78</text:p>
          </table:table-cell>
          <table:table-cell table:style-name="t3.B13" office:value-type="string">
            <text:p text:style-name="P13">$3-88</text:p>
          </table:table-cell>
          <table:table-cell table:style-name="t3.B13" office:value-type="string">
            <text:p text:style-name="P13">$3-08</text:p>
          </table:table-cell>
          <table:table-cell table:style-name="t3.B13" office:value-type="string">
            <text:p text:style-name="P13">$3-18</text:p>
          </table:table-cell>
          <table:table-cell table:style-name="t3.B13" office:value-type="string">
            <text:p text:style-name="P12"><text:span text:style-name="T13">$3-</text:span>2<text:span text:style-name="T13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19"><text:span text:style-name="T4">$type</text:span><text:span text:style-name="T13"> (</text:span><text:span text:style-name="T18"></text:span><text:span text:style-name="T13">) s/n: 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5">Dose rate at check point <text:span text:style-name="T29">Ḣ</text:span><text:span text:style-name="T26">oi</text:span><text:span text:style-name="T33">(10)</text:span></text:p>
          </table:table-cell>
          <table:table-cell table:style-name="t4.B2" table:number-rows-spanned="3" office:value-type="string">
            <text:p text:style-name="P36">Radia-tion source <text:s/>number</text:p>
          </table:table-cell>
          <table:table-cell table:style-name="t4.B2" table:number-rows-spanned="3" office:value-type="string">
            <text:p text:style-name="P26">Distan-ce to source, </text:p>
            <text:p text:style-name="P27">R, сm</text:p>
          </table:table-cell>
          <table:table-cell table:style-name="t4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6"><text:span text:style-name="T31">Relative gamma radiation dose rate measure-ment</text:span> error</text:p>
            <text:p text:style-name="P30"><text:span text:style-name="T29">θ</text:span><text:span text:style-name="T23">пр</text:span><text:span text:style-name="T24">i</text:span>, %</text:p>
          </table:table-cell>
          <table:table-cell table:style-name="t4.B2" table:number-rows-spanned="3" office:value-type="string">
            <text:p text:style-name="P29">Confidence limit of the intrinsic <text:s/>relative error <text:span text:style-name="T30">Δ</text:span><text:span text:style-name="T25">i</text:span>, % during calibration</text:p>
          </table:table-cell>
          <table:table-cell table:style-name="t4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2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4.D3" table:number-columns-spanned="3" office:value-type="string">
            <text:p text:style-name="P32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20">H</text:span><text:span text:style-name="T21">1</text:span></text:p>
          </table:table-cell>
          <table:table-cell table:style-name="t4.D3" office:value-type="string">
            <text:p text:style-name="P32"><text:span text:style-name="T14">H</text:span><text:span text:style-name="T21">2</text:span></text:p>
          </table:table-cell>
          <table:table-cell table:style-name="t4.D3" office:value-type="string">
            <text:p text:style-name="P32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1"><text:span text:style-name="T13">0,07</text:span> Sv/h</text:p>
          </table:table-cell>
          <table:table-cell table:style-name="t4.B5" office:value-type="string">
            <text:p text:style-name="P12">$4-30</text:p>
          </table:table-cell>
          <table:table-cell table:style-name="t4.B5" office:value-type="string">
            <text:p text:style-name="P12">$4-40</text:p>
          </table:table-cell>
          <table:table-cell table:style-name="t4.B5" office:value-type="string">
            <text:p text:style-name="P12">$4-50</text:p>
          </table:table-cell>
          <table:table-cell table:style-name="t4.B5" office:value-type="string">
            <text:p text:style-name="P12">$4-60</text:p>
          </table:table-cell>
          <table:table-cell table:style-name="t4.B5" office:value-type="string">
            <text:p text:style-name="P12">$4-70</text:p>
          </table:table-cell>
          <table:table-cell table:style-name="t4.B5" office:value-type="string">
            <text:p text:style-name="P12">$4-80</text:p>
          </table:table-cell>
          <table:table-cell table:style-name="t4.B5" office:value-type="string">
            <text:p text:style-name="P12">$4-00</text:p>
          </table:table-cell>
          <table:table-cell table:style-name="t4.B5" office:value-type="string">
            <text:p text:style-name="P12">$4-10</text:p>
          </table:table-cell>
          <table:table-cell table:style-name="t4.B5" office:value-type="string">
            <text:p text:style-name="P12">$4-20</text:p>
          </table:table-cell>
          <table:table-cell table:style-name="t4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4.A5" office:value-type="string">
            <text:p text:style-name="P11">0,7 Sv/h</text:p>
          </table:table-cell>
          <table:table-cell table:style-name="t4.B5" office:value-type="string">
            <text:p text:style-name="P12">$4-31</text:p>
          </table:table-cell>
          <table:table-cell table:style-name="t4.B5" office:value-type="string">
            <text:p text:style-name="P12">$4-41</text:p>
          </table:table-cell>
          <table:table-cell table:style-name="t4.B5" office:value-type="string">
            <text:p text:style-name="P12">$4-51</text:p>
          </table:table-cell>
          <table:table-cell table:style-name="t4.B5" office:value-type="string">
            <text:p text:style-name="P12">$4-61</text:p>
          </table:table-cell>
          <table:table-cell table:style-name="t4.B5" office:value-type="string">
            <text:p text:style-name="P12">$4-71</text:p>
          </table:table-cell>
          <table:table-cell table:style-name="t4.B5" office:value-type="string">
            <text:p text:style-name="P12">$4-81</text:p>
          </table:table-cell>
          <table:table-cell table:style-name="t4.B5" office:value-type="string">
            <text:p text:style-name="P12">$4-01</text:p>
          </table:table-cell>
          <table:table-cell table:style-name="t4.B5" office:value-type="string">
            <text:p text:style-name="P12">$4-11</text:p>
          </table:table-cell>
          <table:table-cell table:style-name="t4.B5" office:value-type="string">
            <text:p text:style-name="P12">$4-21</text:p>
          </table:table-cell>
          <table:covered-table-cell/>
        </table:table-row>
        <table:table-row>
          <table:table-cell table:style-name="t4.A5" office:value-type="string">
            <text:p text:style-name="P11">7 Sv/h</text:p>
          </table:table-cell>
          <table:table-cell table:style-name="t4.B5" office:value-type="string">
            <text:p text:style-name="P12">$4-32</text:p>
          </table:table-cell>
          <table:table-cell table:style-name="t4.B5" office:value-type="string">
            <text:p text:style-name="P12">$4-42</text:p>
          </table:table-cell>
          <table:table-cell table:style-name="t4.B5" office:value-type="string">
            <text:p text:style-name="P12">$4-52</text:p>
          </table:table-cell>
          <table:table-cell table:style-name="t4.B5" office:value-type="string">
            <text:p text:style-name="P12">$4-62</text:p>
          </table:table-cell>
          <table:table-cell table:style-name="t4.B5" office:value-type="string">
            <text:p text:style-name="P12">$4-72</text:p>
          </table:table-cell>
          <table:table-cell table:style-name="t4.B5" office:value-type="string">
            <text:p text:style-name="P12">$4-82</text:p>
          </table:table-cell>
          <table:table-cell table:style-name="t4.B5" office:value-type="string">
            <text:p text:style-name="P12">$4-02</text:p>
          </table:table-cell>
          <table:table-cell table:style-name="t4.B5" office:value-type="string">
            <text:p text:style-name="P12">$4-12</text:p>
          </table:table-cell>
          <table:table-cell table:style-name="t4.B5" office:value-type="string">
            <text:p text:style-name="P12">$4-22</text:p>
          </table:table-cell>
          <table:covered-table-cell/>
        </table:table-row>
        <table:table-row>
          <table:table-cell table:style-name="t4.A5" office:value-type="string">
            <text:p text:style-name="P11">70 Sv/h</text:p>
          </table:table-cell>
          <table:table-cell table:style-name="t4.B5" office:value-type="string">
            <text:p text:style-name="P12">$4-33</text:p>
          </table:table-cell>
          <table:table-cell table:style-name="t4.B5" office:value-type="string">
            <text:p text:style-name="P12">$4-43</text:p>
          </table:table-cell>
          <table:table-cell table:style-name="t4.B5" office:value-type="string">
            <text:p text:style-name="P12">$4-53</text:p>
          </table:table-cell>
          <table:table-cell table:style-name="t4.B5" office:value-type="string">
            <text:p text:style-name="P12">$4-63</text:p>
          </table:table-cell>
          <table:table-cell table:style-name="t4.B5" office:value-type="string">
            <text:p text:style-name="P12">$4-73</text:p>
          </table:table-cell>
          <table:table-cell table:style-name="t4.B5" office:value-type="string">
            <text:p text:style-name="P12">$4-83</text:p>
          </table:table-cell>
          <table:table-cell table:style-name="t4.B5" office:value-type="string">
            <text:p text:style-name="P12">$4-03</text:p>
          </table:table-cell>
          <table:table-cell table:style-name="t4.B5" office:value-type="string">
            <text:p text:style-name="P12">$4-13</text:p>
          </table:table-cell>
          <table:table-cell table:style-name="t4.B5" office:value-type="string">
            <text:p text:style-name="P12">$4-23</text:p>
          </table:table-cell>
          <table:covered-table-cell/>
        </table:table-row>
        <table:table-row>
          <table:table-cell table:style-name="t4.A5" office:value-type="string">
            <text:p text:style-name="P11">0.7 mSv/h</text:p>
          </table:table-cell>
          <table:table-cell table:style-name="t4.B5" office:value-type="string">
            <text:p text:style-name="P12">$4-34</text:p>
          </table:table-cell>
          <table:table-cell table:style-name="t4.B5" office:value-type="string">
            <text:p text:style-name="P12">$4-44</text:p>
          </table:table-cell>
          <table:table-cell table:style-name="t4.B5" office:value-type="string">
            <text:p text:style-name="P12">$4-54</text:p>
          </table:table-cell>
          <table:table-cell table:style-name="t4.B5" office:value-type="string">
            <text:p text:style-name="P12">$4-64</text:p>
          </table:table-cell>
          <table:table-cell table:style-name="t4.B5" office:value-type="string">
            <text:p text:style-name="P12">$4-74</text:p>
          </table:table-cell>
          <table:table-cell table:style-name="t4.B5" office:value-type="string">
            <text:p text:style-name="P12">$4-84</text:p>
          </table:table-cell>
          <table:table-cell table:style-name="t4.B5" office:value-type="string">
            <text:p text:style-name="P12">$4-04</text:p>
          </table:table-cell>
          <table:table-cell table:style-name="t4.B5" office:value-type="string">
            <text:p text:style-name="P12">$4-14</text:p>
          </table:table-cell>
          <table:table-cell table:style-name="t4.B5" office:value-type="string">
            <text:p text:style-name="P12">$4-24</text:p>
          </table:table-cell>
          <table:covered-table-cell/>
        </table:table-row>
        <table:table-row>
          <table:table-cell table:style-name="t4.A5" office:value-type="string">
            <text:p text:style-name="P11">7,0 mSv/h</text:p>
          </table:table-cell>
          <table:table-cell table:style-name="t4.B5" office:value-type="string">
            <text:p text:style-name="P12">$4-35</text:p>
          </table:table-cell>
          <table:table-cell table:style-name="t4.B5" office:value-type="string">
            <text:p text:style-name="P12">$4-45</text:p>
          </table:table-cell>
          <table:table-cell table:style-name="t4.B5" office:value-type="string">
            <text:p text:style-name="P12">$4-55</text:p>
          </table:table-cell>
          <table:table-cell table:style-name="t4.B5" office:value-type="string">
            <text:p text:style-name="P12">$4-65</text:p>
          </table:table-cell>
          <table:table-cell table:style-name="t4.B5" office:value-type="string">
            <text:p text:style-name="P12">$4-75</text:p>
          </table:table-cell>
          <table:table-cell table:style-name="t4.B5" office:value-type="string">
            <text:p text:style-name="P12">$4-85</text:p>
          </table:table-cell>
          <table:table-cell table:style-name="t4.B5" office:value-type="string">
            <text:p text:style-name="P12">$4-05</text:p>
          </table:table-cell>
          <table:table-cell table:style-name="t4.B5" office:value-type="string">
            <text:p text:style-name="P12">$4-15</text:p>
          </table:table-cell>
          <table:table-cell table:style-name="t4.B5" office:value-type="string">
            <text:p text:style-name="P12">$4-25</text:p>
          </table:table-cell>
          <table:covered-table-cell/>
        </table:table-row>
        <table:table-row>
          <table:table-cell table:style-name="t4.A5" office:value-type="string">
            <text:p text:style-name="P11">70 mSv/h</text:p>
          </table:table-cell>
          <table:table-cell table:style-name="t4.B5" office:value-type="string">
            <text:p text:style-name="P12">$4-36</text:p>
          </table:table-cell>
          <table:table-cell table:style-name="t4.B5" office:value-type="string">
            <text:p text:style-name="P12">$4-46</text:p>
          </table:table-cell>
          <table:table-cell table:style-name="t4.B5" office:value-type="string">
            <text:p text:style-name="P12">$4-56</text:p>
          </table:table-cell>
          <table:table-cell table:style-name="t4.B5" office:value-type="string">
            <text:p text:style-name="P12">$4-66</text:p>
          </table:table-cell>
          <table:table-cell table:style-name="t4.B5" office:value-type="string">
            <text:p text:style-name="P12">$4-76</text:p>
          </table:table-cell>
          <table:table-cell table:style-name="t4.B5" office:value-type="string">
            <text:p text:style-name="P12">$4-86</text:p>
          </table:table-cell>
          <table:table-cell table:style-name="t4.B5" office:value-type="string">
            <text:p text:style-name="P12">$4-06</text:p>
          </table:table-cell>
          <table:table-cell table:style-name="t4.B5" office:value-type="string">
            <text:p text:style-name="P12">$4-16</text:p>
          </table:table-cell>
          <table:table-cell table:style-name="t4.B5" office:value-type="string">
            <text:p text:style-name="P12">$4-26</text:p>
          </table:table-cell>
          <table:covered-table-cell/>
        </table:table-row>
        <table:table-row>
          <table:table-cell table:style-name="t4.A5" office:value-type="string">
            <text:p text:style-name="P11"><text:span text:style-name="T27">0,7</text:span> Sv/h</text:p>
          </table:table-cell>
          <table:table-cell table:style-name="t4.B5" office:value-type="string">
            <text:p text:style-name="P12">$4-37</text:p>
          </table:table-cell>
          <table:table-cell table:style-name="t4.B5" office:value-type="string">
            <text:p text:style-name="P12">$4-47</text:p>
          </table:table-cell>
          <table:table-cell table:style-name="t4.B5" office:value-type="string">
            <text:p text:style-name="P12">$4-57</text:p>
          </table:table-cell>
          <table:table-cell table:style-name="t4.B5" office:value-type="string">
            <text:p text:style-name="P12">$4-67</text:p>
          </table:table-cell>
          <table:table-cell table:style-name="t4.B5" office:value-type="string">
            <text:p text:style-name="P12">$4-77</text:p>
          </table:table-cell>
          <table:table-cell table:style-name="t4.B5" office:value-type="string">
            <text:p text:style-name="P12">$4-87</text:p>
          </table:table-cell>
          <table:table-cell table:style-name="t4.B5" office:value-type="string">
            <text:p text:style-name="P12">$4-07</text:p>
          </table:table-cell>
          <table:table-cell table:style-name="t4.B5" office:value-type="string">
            <text:p text:style-name="P12">$4-17</text:p>
          </table:table-cell>
          <table:table-cell table:style-name="t4.B5" office:value-type="string">
            <text:p text:style-name="P12">$4-27</text:p>
          </table:table-cell>
          <table:covered-table-cell/>
        </table:table-row>
        <table:table-row>
          <table:table-cell table:style-name="t4.A13" office:value-type="string">
            <text:p text:style-name="P11">7 Sv/h</text:p>
          </table:table-cell>
          <table:table-cell table:style-name="t4.B13" office:value-type="string">
            <text:p text:style-name="P12">$<text:span text:style-name="T13">4</text:span>-3<text:span text:style-name="T13">8</text:span></text:p>
          </table:table-cell>
          <table:table-cell table:style-name="t4.B13" office:value-type="string">
            <text:p text:style-name="P12"><text:span text:style-name="T13">$4-</text:span>4<text:span text:style-name="T13">8</text:span></text:p>
          </table:table-cell>
          <table:table-cell table:style-name="t4.B13" office:value-type="string">
            <text:p text:style-name="P13">$4-58</text:p>
          </table:table-cell>
          <table:table-cell table:style-name="t4.B13" office:value-type="string">
            <text:p text:style-name="P13">$4-68</text:p>
          </table:table-cell>
          <table:table-cell table:style-name="t4.B13" office:value-type="string">
            <text:p text:style-name="P12"><text:span text:style-name="T13">$4-</text:span>7<text:span text:style-name="T13">8</text:span></text:p>
          </table:table-cell>
          <table:table-cell table:style-name="t4.B13" office:value-type="string">
            <text:p text:style-name="P13">$4-88</text:p>
          </table:table-cell>
          <table:table-cell table:style-name="t4.B13" office:value-type="string">
            <text:p text:style-name="P13">$4-08</text:p>
          </table:table-cell>
          <table:table-cell table:style-name="t4.B13" office:value-type="string">
            <text:p text:style-name="P12">$<text:span text:style-name="T13">4</text:span>-1<text:span text:style-name="T13">8</text:span></text:p>
          </table:table-cell>
          <table:table-cell table:style-name="t4.B13" office:value-type="string">
            <text:p text:style-name="P12"><text:span text:style-name="T13">$4-</text:span>2<text:span text:style-name="T13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19"><text:span text:style-name="T4">$type</text:span><text:span text:style-name="T13"> (</text:span><text:span text:style-name="T18"></text:span><text:span text:style-name="T13">) s/n: 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5">Dose rate at check point <text:span text:style-name="T29">Ḣ</text:span><text:span text:style-name="T26">oi</text:span><text:span text:style-name="T33">(10)</text:span></text:p>
          </table:table-cell>
          <table:table-cell table:style-name="t5.B2" table:number-rows-spanned="3" office:value-type="string">
            <text:p text:style-name="P36">Radia-tion source <text:s/>number</text:p>
          </table:table-cell>
          <table:table-cell table:style-name="t5.B2" table:number-rows-spanned="3" office:value-type="string">
            <text:p text:style-name="P26">Distan-ce to source, </text:p>
            <text:p text:style-name="P27">R, сm</text:p>
          </table:table-cell>
          <table:table-cell table:style-name="t5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6"><text:span text:style-name="T31">Relative gamma radiation dose rate measure-ment</text:span> error</text:p>
            <text:p text:style-name="P30"><text:span text:style-name="T29">θ</text:span><text:span text:style-name="T23">пр</text:span><text:span text:style-name="T24">i</text:span>, %</text:p>
          </table:table-cell>
          <table:table-cell table:style-name="t5.B2" table:number-rows-spanned="3" office:value-type="string">
            <text:p text:style-name="P29">Confidence limit of the intrinsic <text:s/>relative error <text:span text:style-name="T30">Δ</text:span><text:span text:style-name="T25">i</text:span>, % during calibration</text:p>
          </table:table-cell>
          <table:table-cell table:style-name="t5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2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5.D3" table:number-columns-spanned="3" office:value-type="string">
            <text:p text:style-name="P32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20">H</text:span><text:span text:style-name="T21">1</text:span></text:p>
          </table:table-cell>
          <table:table-cell table:style-name="t5.D3" office:value-type="string">
            <text:p text:style-name="P32"><text:span text:style-name="T14">H</text:span><text:span text:style-name="T21">2</text:span></text:p>
          </table:table-cell>
          <table:table-cell table:style-name="t5.D3" office:value-type="string">
            <text:p text:style-name="P32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1"><text:span text:style-name="T13">0,07</text:span> Sv/h</text:p>
          </table:table-cell>
          <table:table-cell table:style-name="t5.B5" office:value-type="string">
            <text:p text:style-name="P12">$5-30</text:p>
          </table:table-cell>
          <table:table-cell table:style-name="t5.B5" office:value-type="string">
            <text:p text:style-name="P12">$5-40</text:p>
          </table:table-cell>
          <table:table-cell table:style-name="t5.B5" office:value-type="string">
            <text:p text:style-name="P12">$5-50</text:p>
          </table:table-cell>
          <table:table-cell table:style-name="t5.B5" office:value-type="string">
            <text:p text:style-name="P12">$5-60</text:p>
          </table:table-cell>
          <table:table-cell table:style-name="t5.B5" office:value-type="string">
            <text:p text:style-name="P12">$5-70</text:p>
          </table:table-cell>
          <table:table-cell table:style-name="t5.B5" office:value-type="string">
            <text:p text:style-name="P12">$5-80</text:p>
          </table:table-cell>
          <table:table-cell table:style-name="t5.B5" office:value-type="string">
            <text:p text:style-name="P12">$5-00</text:p>
          </table:table-cell>
          <table:table-cell table:style-name="t5.B5" office:value-type="string">
            <text:p text:style-name="P12">$5-10</text:p>
          </table:table-cell>
          <table:table-cell table:style-name="t5.B5" office:value-type="string">
            <text:p text:style-name="P12">$5-20</text:p>
          </table:table-cell>
          <table:table-cell table:style-name="t5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5.A5" office:value-type="string">
            <text:p text:style-name="P11">0,7 Sv/h</text:p>
          </table:table-cell>
          <table:table-cell table:style-name="t5.B5" office:value-type="string">
            <text:p text:style-name="P12">$5-31</text:p>
          </table:table-cell>
          <table:table-cell table:style-name="t5.B5" office:value-type="string">
            <text:p text:style-name="P12">$5-41</text:p>
          </table:table-cell>
          <table:table-cell table:style-name="t5.B5" office:value-type="string">
            <text:p text:style-name="P12">$5-51</text:p>
          </table:table-cell>
          <table:table-cell table:style-name="t5.B5" office:value-type="string">
            <text:p text:style-name="P12">$5-61</text:p>
          </table:table-cell>
          <table:table-cell table:style-name="t5.B5" office:value-type="string">
            <text:p text:style-name="P12">$5-71</text:p>
          </table:table-cell>
          <table:table-cell table:style-name="t5.B5" office:value-type="string">
            <text:p text:style-name="P12">$5-81</text:p>
          </table:table-cell>
          <table:table-cell table:style-name="t5.B5" office:value-type="string">
            <text:p text:style-name="P12">$5-01</text:p>
          </table:table-cell>
          <table:table-cell table:style-name="t5.B5" office:value-type="string">
            <text:p text:style-name="P12">$5-11</text:p>
          </table:table-cell>
          <table:table-cell table:style-name="t5.B5" office:value-type="string">
            <text:p text:style-name="P12">$5-21</text:p>
          </table:table-cell>
          <table:covered-table-cell/>
        </table:table-row>
        <table:table-row>
          <table:table-cell table:style-name="t5.A5" office:value-type="string">
            <text:p text:style-name="P11">7 Sv/h</text:p>
          </table:table-cell>
          <table:table-cell table:style-name="t5.B5" office:value-type="string">
            <text:p text:style-name="P12">$5-32</text:p>
          </table:table-cell>
          <table:table-cell table:style-name="t5.B5" office:value-type="string">
            <text:p text:style-name="P12">$5-42</text:p>
          </table:table-cell>
          <table:table-cell table:style-name="t5.B5" office:value-type="string">
            <text:p text:style-name="P12">$5-52</text:p>
          </table:table-cell>
          <table:table-cell table:style-name="t5.B5" office:value-type="string">
            <text:p text:style-name="P12">$5-62</text:p>
          </table:table-cell>
          <table:table-cell table:style-name="t5.B5" office:value-type="string">
            <text:p text:style-name="P12">$5-72</text:p>
          </table:table-cell>
          <table:table-cell table:style-name="t5.B5" office:value-type="string">
            <text:p text:style-name="P12">$5-82</text:p>
          </table:table-cell>
          <table:table-cell table:style-name="t5.B5" office:value-type="string">
            <text:p text:style-name="P12">$5-02</text:p>
          </table:table-cell>
          <table:table-cell table:style-name="t5.B5" office:value-type="string">
            <text:p text:style-name="P12">$5-12</text:p>
          </table:table-cell>
          <table:table-cell table:style-name="t5.B5" office:value-type="string">
            <text:p text:style-name="P12">$5-22</text:p>
          </table:table-cell>
          <table:covered-table-cell/>
        </table:table-row>
        <table:table-row>
          <table:table-cell table:style-name="t5.A5" office:value-type="string">
            <text:p text:style-name="P11">70 Sv/h</text:p>
          </table:table-cell>
          <table:table-cell table:style-name="t5.B5" office:value-type="string">
            <text:p text:style-name="P12">$5-33</text:p>
          </table:table-cell>
          <table:table-cell table:style-name="t5.B5" office:value-type="string">
            <text:p text:style-name="P12">$5-43</text:p>
          </table:table-cell>
          <table:table-cell table:style-name="t5.B5" office:value-type="string">
            <text:p text:style-name="P12">$5-53</text:p>
          </table:table-cell>
          <table:table-cell table:style-name="t5.B5" office:value-type="string">
            <text:p text:style-name="P12">$5-63</text:p>
          </table:table-cell>
          <table:table-cell table:style-name="t5.B5" office:value-type="string">
            <text:p text:style-name="P12">$5-73</text:p>
          </table:table-cell>
          <table:table-cell table:style-name="t5.B5" office:value-type="string">
            <text:p text:style-name="P12">$5-83</text:p>
          </table:table-cell>
          <table:table-cell table:style-name="t5.B5" office:value-type="string">
            <text:p text:style-name="P12">$5-03</text:p>
          </table:table-cell>
          <table:table-cell table:style-name="t5.B5" office:value-type="string">
            <text:p text:style-name="P12">$5-13</text:p>
          </table:table-cell>
          <table:table-cell table:style-name="t5.B5" office:value-type="string">
            <text:p text:style-name="P12">$5-23</text:p>
          </table:table-cell>
          <table:covered-table-cell/>
        </table:table-row>
        <table:table-row>
          <table:table-cell table:style-name="t5.A5" office:value-type="string">
            <text:p text:style-name="P11">0.7 mSv/h</text:p>
          </table:table-cell>
          <table:table-cell table:style-name="t5.B5" office:value-type="string">
            <text:p text:style-name="P12">$5-34</text:p>
          </table:table-cell>
          <table:table-cell table:style-name="t5.B5" office:value-type="string">
            <text:p text:style-name="P12">$5-44</text:p>
          </table:table-cell>
          <table:table-cell table:style-name="t5.B5" office:value-type="string">
            <text:p text:style-name="P12">$5-54</text:p>
          </table:table-cell>
          <table:table-cell table:style-name="t5.B5" office:value-type="string">
            <text:p text:style-name="P12">$5-64</text:p>
          </table:table-cell>
          <table:table-cell table:style-name="t5.B5" office:value-type="string">
            <text:p text:style-name="P12">$5-74</text:p>
          </table:table-cell>
          <table:table-cell table:style-name="t5.B5" office:value-type="string">
            <text:p text:style-name="P12">$5-84</text:p>
          </table:table-cell>
          <table:table-cell table:style-name="t5.B5" office:value-type="string">
            <text:p text:style-name="P12">$5-04</text:p>
          </table:table-cell>
          <table:table-cell table:style-name="t5.B5" office:value-type="string">
            <text:p text:style-name="P12">$5-14</text:p>
          </table:table-cell>
          <table:table-cell table:style-name="t5.B5" office:value-type="string">
            <text:p text:style-name="P12">$5-24</text:p>
          </table:table-cell>
          <table:covered-table-cell/>
        </table:table-row>
        <table:table-row>
          <table:table-cell table:style-name="t5.A5" office:value-type="string">
            <text:p text:style-name="P11">7,0 mSv/h</text:p>
          </table:table-cell>
          <table:table-cell table:style-name="t5.B5" office:value-type="string">
            <text:p text:style-name="P12">$5-35</text:p>
          </table:table-cell>
          <table:table-cell table:style-name="t5.B5" office:value-type="string">
            <text:p text:style-name="P12">$5-45</text:p>
          </table:table-cell>
          <table:table-cell table:style-name="t5.B5" office:value-type="string">
            <text:p text:style-name="P12">$5-55</text:p>
          </table:table-cell>
          <table:table-cell table:style-name="t5.B5" office:value-type="string">
            <text:p text:style-name="P12">$5-65</text:p>
          </table:table-cell>
          <table:table-cell table:style-name="t5.B5" office:value-type="string">
            <text:p text:style-name="P12">$5-75</text:p>
          </table:table-cell>
          <table:table-cell table:style-name="t5.B5" office:value-type="string">
            <text:p text:style-name="P12">$5-85</text:p>
          </table:table-cell>
          <table:table-cell table:style-name="t5.B5" office:value-type="string">
            <text:p text:style-name="P12">$5-05</text:p>
          </table:table-cell>
          <table:table-cell table:style-name="t5.B5" office:value-type="string">
            <text:p text:style-name="P12">$5-15</text:p>
          </table:table-cell>
          <table:table-cell table:style-name="t5.B5" office:value-type="string">
            <text:p text:style-name="P12">$5-25</text:p>
          </table:table-cell>
          <table:covered-table-cell/>
        </table:table-row>
        <table:table-row>
          <table:table-cell table:style-name="t5.A5" office:value-type="string">
            <text:p text:style-name="P11">70 mSv/h</text:p>
          </table:table-cell>
          <table:table-cell table:style-name="t5.B5" office:value-type="string">
            <text:p text:style-name="P12">$5-36</text:p>
          </table:table-cell>
          <table:table-cell table:style-name="t5.B5" office:value-type="string">
            <text:p text:style-name="P12">$5-46</text:p>
          </table:table-cell>
          <table:table-cell table:style-name="t5.B5" office:value-type="string">
            <text:p text:style-name="P12">$5-56</text:p>
          </table:table-cell>
          <table:table-cell table:style-name="t5.B5" office:value-type="string">
            <text:p text:style-name="P12">$5-66</text:p>
          </table:table-cell>
          <table:table-cell table:style-name="t5.B5" office:value-type="string">
            <text:p text:style-name="P12">$5-76</text:p>
          </table:table-cell>
          <table:table-cell table:style-name="t5.B5" office:value-type="string">
            <text:p text:style-name="P12">$5-86</text:p>
          </table:table-cell>
          <table:table-cell table:style-name="t5.B5" office:value-type="string">
            <text:p text:style-name="P12">$5-06</text:p>
          </table:table-cell>
          <table:table-cell table:style-name="t5.B5" office:value-type="string">
            <text:p text:style-name="P12">$5-16</text:p>
          </table:table-cell>
          <table:table-cell table:style-name="t5.B5" office:value-type="string">
            <text:p text:style-name="P12">$5-26</text:p>
          </table:table-cell>
          <table:covered-table-cell/>
        </table:table-row>
        <table:table-row>
          <table:table-cell table:style-name="t5.A5" office:value-type="string">
            <text:p text:style-name="P11"><text:span text:style-name="T27">0,7</text:span> Sv/h</text:p>
          </table:table-cell>
          <table:table-cell table:style-name="t5.B5" office:value-type="string">
            <text:p text:style-name="P12">$5-37</text:p>
          </table:table-cell>
          <table:table-cell table:style-name="t5.B5" office:value-type="string">
            <text:p text:style-name="P12">$5-47</text:p>
          </table:table-cell>
          <table:table-cell table:style-name="t5.B5" office:value-type="string">
            <text:p text:style-name="P12">$5-57</text:p>
          </table:table-cell>
          <table:table-cell table:style-name="t5.B5" office:value-type="string">
            <text:p text:style-name="P12">$5-67</text:p>
          </table:table-cell>
          <table:table-cell table:style-name="t5.B5" office:value-type="string">
            <text:p text:style-name="P12">$5-77</text:p>
          </table:table-cell>
          <table:table-cell table:style-name="t5.B5" office:value-type="string">
            <text:p text:style-name="P12">$5-87</text:p>
          </table:table-cell>
          <table:table-cell table:style-name="t5.B5" office:value-type="string">
            <text:p text:style-name="P12">$5-07</text:p>
          </table:table-cell>
          <table:table-cell table:style-name="t5.B5" office:value-type="string">
            <text:p text:style-name="P12">$5-17</text:p>
          </table:table-cell>
          <table:table-cell table:style-name="t5.B5" office:value-type="string">
            <text:p text:style-name="P12">$5-27</text:p>
          </table:table-cell>
          <table:covered-table-cell/>
        </table:table-row>
        <table:table-row>
          <table:table-cell table:style-name="t5.A13" office:value-type="string">
            <text:p text:style-name="P11">7 Sv/h</text:p>
          </table:table-cell>
          <table:table-cell table:style-name="t5.B13" office:value-type="string">
            <text:p text:style-name="P12">$<text:span text:style-name="T13">5</text:span>-3<text:span text:style-name="T13">8</text:span></text:p>
          </table:table-cell>
          <table:table-cell table:style-name="t5.B13" office:value-type="string">
            <text:p text:style-name="P13">$5-48</text:p>
          </table:table-cell>
          <table:table-cell table:style-name="t5.B13" office:value-type="string">
            <text:p text:style-name="P13">$5-58</text:p>
          </table:table-cell>
          <table:table-cell table:style-name="t5.B13" office:value-type="string">
            <text:p text:style-name="P13">$5-68</text:p>
          </table:table-cell>
          <table:table-cell table:style-name="t5.B13" office:value-type="string">
            <text:p text:style-name="P12">$<text:span text:style-name="T13">5</text:span>-7<text:span text:style-name="T13">8</text:span></text:p>
          </table:table-cell>
          <table:table-cell table:style-name="t5.B13" office:value-type="string">
            <text:p text:style-name="P12">$<text:span text:style-name="T13">5</text:span>-8<text:span text:style-name="T13">8</text:span></text:p>
          </table:table-cell>
          <table:table-cell table:style-name="t5.B13" office:value-type="string">
            <text:p text:style-name="P13">$5-08</text:p>
          </table:table-cell>
          <table:table-cell table:style-name="t5.B13" office:value-type="string">
            <text:p text:style-name="P13">$5-18</text:p>
          </table:table-cell>
          <table:table-cell table:style-name="t5.B13" office:value-type="string">
            <text:p text:style-name="P13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19"><text:span text:style-name="T4">$type</text:span><text:span text:style-name="T13">(</text:span><text:span text:style-name="T18"></text:span><text:span text:style-name="T13">) s/n: 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5">Dose rate at check point <text:span text:style-name="T29">Ḣ</text:span><text:span text:style-name="T26">oi</text:span><text:span text:style-name="T33">(10)</text:span></text:p>
          </table:table-cell>
          <table:table-cell table:style-name="t6.B2" table:number-rows-spanned="3" office:value-type="string">
            <text:p text:style-name="P36">Radia-tion source <text:s/>number</text:p>
          </table:table-cell>
          <table:table-cell table:style-name="t6.B2" table:number-rows-spanned="3" office:value-type="string">
            <text:p text:style-name="P26">Distan-ce to source, </text:p>
            <text:p text:style-name="P27">R, сm</text:p>
          </table:table-cell>
          <table:table-cell table:style-name="t6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6"><text:span text:style-name="T31">Relative gamma radiation dose rate measure-ment</text:span> error</text:p>
            <text:p text:style-name="P30"><text:span text:style-name="T29">θ</text:span><text:span text:style-name="T23">пр</text:span><text:span text:style-name="T24">i</text:span>, %</text:p>
          </table:table-cell>
          <table:table-cell table:style-name="t6.B2" table:number-rows-spanned="3" office:value-type="string">
            <text:p text:style-name="P29">Confidence limit of the intrinsic <text:s/>relative error <text:span text:style-name="T30">Δ</text:span><text:span text:style-name="T25">i</text:span>, % during calibration</text:p>
          </table:table-cell>
          <table:table-cell table:style-name="t6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2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6.D3" table:number-columns-spanned="3" office:value-type="string">
            <text:p text:style-name="P32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20">H</text:span><text:span text:style-name="T21">1</text:span></text:p>
          </table:table-cell>
          <table:table-cell table:style-name="t6.D3" office:value-type="string">
            <text:p text:style-name="P32"><text:span text:style-name="T14">H</text:span><text:span text:style-name="T21">2</text:span></text:p>
          </table:table-cell>
          <table:table-cell table:style-name="t6.D3" office:value-type="string">
            <text:p text:style-name="P32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1"><text:span text:style-name="T13">0,07</text:span> Sv/h</text:p>
          </table:table-cell>
          <table:table-cell table:style-name="t6.B5" office:value-type="string">
            <text:p text:style-name="P12">$6-30</text:p>
          </table:table-cell>
          <table:table-cell table:style-name="t6.B5" office:value-type="string">
            <text:p text:style-name="P12">$6-40</text:p>
          </table:table-cell>
          <table:table-cell table:style-name="t6.B5" office:value-type="string">
            <text:p text:style-name="P12">$6-50</text:p>
          </table:table-cell>
          <table:table-cell table:style-name="t6.B5" office:value-type="string">
            <text:p text:style-name="P12">$6-60</text:p>
          </table:table-cell>
          <table:table-cell table:style-name="t6.B5" office:value-type="string">
            <text:p text:style-name="P12">$6-70</text:p>
          </table:table-cell>
          <table:table-cell table:style-name="t6.B5" office:value-type="string">
            <text:p text:style-name="P12">$6-80</text:p>
          </table:table-cell>
          <table:table-cell table:style-name="t6.B5" office:value-type="string">
            <text:p text:style-name="P12">$6-00</text:p>
          </table:table-cell>
          <table:table-cell table:style-name="t6.B5" office:value-type="string">
            <text:p text:style-name="P12">$6-10</text:p>
          </table:table-cell>
          <table:table-cell table:style-name="t6.B5" office:value-type="string">
            <text:p text:style-name="P12">$6-20</text:p>
          </table:table-cell>
          <table:table-cell table:style-name="t6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6.A5" office:value-type="string">
            <text:p text:style-name="P11">0,7 Sv/h</text:p>
          </table:table-cell>
          <table:table-cell table:style-name="t6.B5" office:value-type="string">
            <text:p text:style-name="P12">$6-31</text:p>
          </table:table-cell>
          <table:table-cell table:style-name="t6.B5" office:value-type="string">
            <text:p text:style-name="P12">$6-41</text:p>
          </table:table-cell>
          <table:table-cell table:style-name="t6.B5" office:value-type="string">
            <text:p text:style-name="P12">$6-51</text:p>
          </table:table-cell>
          <table:table-cell table:style-name="t6.B5" office:value-type="string">
            <text:p text:style-name="P12">$6-61</text:p>
          </table:table-cell>
          <table:table-cell table:style-name="t6.B5" office:value-type="string">
            <text:p text:style-name="P12">$6-71</text:p>
          </table:table-cell>
          <table:table-cell table:style-name="t6.B5" office:value-type="string">
            <text:p text:style-name="P12">$6-81</text:p>
          </table:table-cell>
          <table:table-cell table:style-name="t6.B5" office:value-type="string">
            <text:p text:style-name="P12">$6-01</text:p>
          </table:table-cell>
          <table:table-cell table:style-name="t6.B5" office:value-type="string">
            <text:p text:style-name="P12">$6-11</text:p>
          </table:table-cell>
          <table:table-cell table:style-name="t6.B5" office:value-type="string">
            <text:p text:style-name="P12">$6-21</text:p>
          </table:table-cell>
          <table:covered-table-cell/>
        </table:table-row>
        <table:table-row>
          <table:table-cell table:style-name="t6.A5" office:value-type="string">
            <text:p text:style-name="P11">7 Sv/h</text:p>
          </table:table-cell>
          <table:table-cell table:style-name="t6.B5" office:value-type="string">
            <text:p text:style-name="P12">$6-32</text:p>
          </table:table-cell>
          <table:table-cell table:style-name="t6.B5" office:value-type="string">
            <text:p text:style-name="P12">$6-42</text:p>
          </table:table-cell>
          <table:table-cell table:style-name="t6.B5" office:value-type="string">
            <text:p text:style-name="P12">$6-52</text:p>
          </table:table-cell>
          <table:table-cell table:style-name="t6.B5" office:value-type="string">
            <text:p text:style-name="P12">$6-62</text:p>
          </table:table-cell>
          <table:table-cell table:style-name="t6.B5" office:value-type="string">
            <text:p text:style-name="P12">$6-72</text:p>
          </table:table-cell>
          <table:table-cell table:style-name="t6.B5" office:value-type="string">
            <text:p text:style-name="P12">$6-82</text:p>
          </table:table-cell>
          <table:table-cell table:style-name="t6.B5" office:value-type="string">
            <text:p text:style-name="P12">$6-02</text:p>
          </table:table-cell>
          <table:table-cell table:style-name="t6.B5" office:value-type="string">
            <text:p text:style-name="P12">$6-12</text:p>
          </table:table-cell>
          <table:table-cell table:style-name="t6.B5" office:value-type="string">
            <text:p text:style-name="P12">$6-22</text:p>
          </table:table-cell>
          <table:covered-table-cell/>
        </table:table-row>
        <table:table-row>
          <table:table-cell table:style-name="t6.A5" office:value-type="string">
            <text:p text:style-name="P11">70 Sv/h</text:p>
          </table:table-cell>
          <table:table-cell table:style-name="t6.B5" office:value-type="string">
            <text:p text:style-name="P12">$6-33</text:p>
          </table:table-cell>
          <table:table-cell table:style-name="t6.B5" office:value-type="string">
            <text:p text:style-name="P12">$6-43</text:p>
          </table:table-cell>
          <table:table-cell table:style-name="t6.B5" office:value-type="string">
            <text:p text:style-name="P12">$6-53</text:p>
          </table:table-cell>
          <table:table-cell table:style-name="t6.B5" office:value-type="string">
            <text:p text:style-name="P12">$6-63</text:p>
          </table:table-cell>
          <table:table-cell table:style-name="t6.B5" office:value-type="string">
            <text:p text:style-name="P12">$6-73</text:p>
          </table:table-cell>
          <table:table-cell table:style-name="t6.B5" office:value-type="string">
            <text:p text:style-name="P12">$6-83</text:p>
          </table:table-cell>
          <table:table-cell table:style-name="t6.B5" office:value-type="string">
            <text:p text:style-name="P12">$6-03</text:p>
          </table:table-cell>
          <table:table-cell table:style-name="t6.B5" office:value-type="string">
            <text:p text:style-name="P12">$6-13</text:p>
          </table:table-cell>
          <table:table-cell table:style-name="t6.B5" office:value-type="string">
            <text:p text:style-name="P12">$6-23</text:p>
          </table:table-cell>
          <table:covered-table-cell/>
        </table:table-row>
        <table:table-row>
          <table:table-cell table:style-name="t6.A5" office:value-type="string">
            <text:p text:style-name="P11">0.7 mSv/h</text:p>
          </table:table-cell>
          <table:table-cell table:style-name="t6.B5" office:value-type="string">
            <text:p text:style-name="P12">$6-34</text:p>
          </table:table-cell>
          <table:table-cell table:style-name="t6.B5" office:value-type="string">
            <text:p text:style-name="P12">$6-44</text:p>
          </table:table-cell>
          <table:table-cell table:style-name="t6.B5" office:value-type="string">
            <text:p text:style-name="P12">$6-54</text:p>
          </table:table-cell>
          <table:table-cell table:style-name="t6.B5" office:value-type="string">
            <text:p text:style-name="P12">$6-64</text:p>
          </table:table-cell>
          <table:table-cell table:style-name="t6.B5" office:value-type="string">
            <text:p text:style-name="P12">$6-74</text:p>
          </table:table-cell>
          <table:table-cell table:style-name="t6.B5" office:value-type="string">
            <text:p text:style-name="P12">$6-84</text:p>
          </table:table-cell>
          <table:table-cell table:style-name="t6.B5" office:value-type="string">
            <text:p text:style-name="P12">$6-04</text:p>
          </table:table-cell>
          <table:table-cell table:style-name="t6.B5" office:value-type="string">
            <text:p text:style-name="P12">$6-14</text:p>
          </table:table-cell>
          <table:table-cell table:style-name="t6.B5" office:value-type="string">
            <text:p text:style-name="P12">$6-24</text:p>
          </table:table-cell>
          <table:covered-table-cell/>
        </table:table-row>
        <table:table-row>
          <table:table-cell table:style-name="t6.A5" office:value-type="string">
            <text:p text:style-name="P11">7,0 mSv/h</text:p>
          </table:table-cell>
          <table:table-cell table:style-name="t6.B5" office:value-type="string">
            <text:p text:style-name="P12">$6-35</text:p>
          </table:table-cell>
          <table:table-cell table:style-name="t6.B5" office:value-type="string">
            <text:p text:style-name="P12">$6-45</text:p>
          </table:table-cell>
          <table:table-cell table:style-name="t6.B5" office:value-type="string">
            <text:p text:style-name="P12">$6-55</text:p>
          </table:table-cell>
          <table:table-cell table:style-name="t6.B5" office:value-type="string">
            <text:p text:style-name="P12">$6-65</text:p>
          </table:table-cell>
          <table:table-cell table:style-name="t6.B5" office:value-type="string">
            <text:p text:style-name="P12">$6-75</text:p>
          </table:table-cell>
          <table:table-cell table:style-name="t6.B5" office:value-type="string">
            <text:p text:style-name="P12">$6-85</text:p>
          </table:table-cell>
          <table:table-cell table:style-name="t6.B5" office:value-type="string">
            <text:p text:style-name="P12">$6-05</text:p>
          </table:table-cell>
          <table:table-cell table:style-name="t6.B5" office:value-type="string">
            <text:p text:style-name="P12">$6-15</text:p>
          </table:table-cell>
          <table:table-cell table:style-name="t6.B5" office:value-type="string">
            <text:p text:style-name="P12">$6-25</text:p>
          </table:table-cell>
          <table:covered-table-cell/>
        </table:table-row>
        <table:table-row>
          <table:table-cell table:style-name="t6.A5" office:value-type="string">
            <text:p text:style-name="P11">70 mSv/h</text:p>
          </table:table-cell>
          <table:table-cell table:style-name="t6.B5" office:value-type="string">
            <text:p text:style-name="P12">$6-36</text:p>
          </table:table-cell>
          <table:table-cell table:style-name="t6.B5" office:value-type="string">
            <text:p text:style-name="P12">$6-46</text:p>
          </table:table-cell>
          <table:table-cell table:style-name="t6.B5" office:value-type="string">
            <text:p text:style-name="P12">$6-56</text:p>
          </table:table-cell>
          <table:table-cell table:style-name="t6.B5" office:value-type="string">
            <text:p text:style-name="P12">$6-66</text:p>
          </table:table-cell>
          <table:table-cell table:style-name="t6.B5" office:value-type="string">
            <text:p text:style-name="P12">$6-76</text:p>
          </table:table-cell>
          <table:table-cell table:style-name="t6.B5" office:value-type="string">
            <text:p text:style-name="P12">$6-86</text:p>
          </table:table-cell>
          <table:table-cell table:style-name="t6.B5" office:value-type="string">
            <text:p text:style-name="P12">$6-06</text:p>
          </table:table-cell>
          <table:table-cell table:style-name="t6.B5" office:value-type="string">
            <text:p text:style-name="P12">$6-16</text:p>
          </table:table-cell>
          <table:table-cell table:style-name="t6.B5" office:value-type="string">
            <text:p text:style-name="P12">$6-26</text:p>
          </table:table-cell>
          <table:covered-table-cell/>
        </table:table-row>
        <table:table-row>
          <table:table-cell table:style-name="t6.A5" office:value-type="string">
            <text:p text:style-name="P11"><text:span text:style-name="T27">0,7</text:span> Sv/h</text:p>
          </table:table-cell>
          <table:table-cell table:style-name="t6.B5" office:value-type="string">
            <text:p text:style-name="P12">$6-38</text:p>
          </table:table-cell>
          <table:table-cell table:style-name="t6.B5" office:value-type="string">
            <text:p text:style-name="P12">$6-48</text:p>
          </table:table-cell>
          <table:table-cell table:style-name="t6.B5" office:value-type="string">
            <text:p text:style-name="P12">$6-58</text:p>
          </table:table-cell>
          <table:table-cell table:style-name="t6.B5" office:value-type="string">
            <text:p text:style-name="P12">$6-68</text:p>
          </table:table-cell>
          <table:table-cell table:style-name="t6.B5" office:value-type="string">
            <text:p text:style-name="P12">$6-78</text:p>
          </table:table-cell>
          <table:table-cell table:style-name="t6.B5" office:value-type="string">
            <text:p text:style-name="P12">$6-88</text:p>
          </table:table-cell>
          <table:table-cell table:style-name="t6.B5" office:value-type="string">
            <text:p text:style-name="P12">$6-08</text:p>
          </table:table-cell>
          <table:table-cell table:style-name="t6.B5" office:value-type="string">
            <text:p text:style-name="P12">$6-18</text:p>
          </table:table-cell>
          <table:table-cell table:style-name="t6.B5" office:value-type="string">
            <text:p text:style-name="P12">$6-28</text:p>
          </table:table-cell>
          <table:covered-table-cell/>
        </table:table-row>
        <table:table-row>
          <table:table-cell table:style-name="t6.A13" office:value-type="string">
            <text:p text:style-name="P11">7 Sv/h</text:p>
          </table:table-cell>
          <table:table-cell table:style-name="t6.B13" office:value-type="string">
            <text:p text:style-name="P12"><text:span text:style-name="T13">$6-</text:span>3<text:span text:style-name="T13">8</text:span></text:p>
          </table:table-cell>
          <table:table-cell table:style-name="t6.B13" office:value-type="string">
            <text:p text:style-name="P13">$6-48</text:p>
          </table:table-cell>
          <table:table-cell table:style-name="t6.B13" office:value-type="string">
            <text:p text:style-name="P12"><text:span text:style-name="T13">$6-</text:span>5<text:span text:style-name="T13">8</text:span></text:p>
          </table:table-cell>
          <table:table-cell table:style-name="t6.B13" office:value-type="string">
            <text:p text:style-name="P13">$6-68</text:p>
          </table:table-cell>
          <table:table-cell table:style-name="t6.B13" office:value-type="string">
            <text:p text:style-name="P13">$6-78</text:p>
          </table:table-cell>
          <table:table-cell table:style-name="t6.B13" office:value-type="string">
            <text:p text:style-name="P13">$6-88</text:p>
          </table:table-cell>
          <table:table-cell table:style-name="t6.B13" office:value-type="string">
            <text:p text:style-name="P13">$6-08</text:p>
          </table:table-cell>
          <table:table-cell table:style-name="t6.B13" office:value-type="string">
            <text:p text:style-name="P12"><text:span text:style-name="T13">$6-</text:span>1<text:span text:style-name="T13">8</text:span></text:p>
          </table:table-cell>
          <table:table-cell table:style-name="t6.B13" office:value-type="string">
            <text:p text:style-name="P13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9"><text:span text:style-name="T4">$type</text:span><text:span text:style-name="T13"> (</text:span><text:span text:style-name="T18"></text:span><text:span text:style-name="T13">) s/n: 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5">Dose rate at check point <text:span text:style-name="T29">Ḣ</text:span><text:span text:style-name="T26">oi</text:span><text:span text:style-name="T33">(10)</text:span></text:p>
          </table:table-cell>
          <table:table-cell table:style-name="t7.B2" table:number-rows-spanned="3" office:value-type="string">
            <text:p text:style-name="P36">Radia-tion source <text:s/>number</text:p>
          </table:table-cell>
          <table:table-cell table:style-name="t7.B2" table:number-rows-spanned="3" office:value-type="string">
            <text:p text:style-name="P26">Distan-ce to source, </text:p>
            <text:p text:style-name="P27">R, сm</text:p>
          </table:table-cell>
          <table:table-cell table:style-name="t7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6"><text:span text:style-name="T31">Relative gamma radiation dose rate measure-ment</text:span> error</text:p>
            <text:p text:style-name="P30"><text:span text:style-name="T29">θ</text:span><text:span text:style-name="T23">пр</text:span><text:span text:style-name="T24">i</text:span>, %</text:p>
          </table:table-cell>
          <table:table-cell table:style-name="t7.B2" table:number-rows-spanned="3" office:value-type="string">
            <text:p text:style-name="P29">Confidence limit of the intrinsic <text:s/>relative error <text:span text:style-name="T30">Δ</text:span><text:span text:style-name="T25">i</text:span>, % during calibration</text:p>
          </table:table-cell>
          <table:table-cell table:style-name="t7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2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7.D3" table:number-columns-spanned="3" office:value-type="string">
            <text:p text:style-name="P32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20">H</text:span><text:span text:style-name="T21">1</text:span></text:p>
          </table:table-cell>
          <table:table-cell table:style-name="t7.D3" office:value-type="string">
            <text:p text:style-name="P32"><text:span text:style-name="T14">H</text:span><text:span text:style-name="T21">2</text:span></text:p>
          </table:table-cell>
          <table:table-cell table:style-name="t7.D3" office:value-type="string">
            <text:p text:style-name="P32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1"><text:span text:style-name="T13">0,07</text:span> Sv/h</text:p>
          </table:table-cell>
          <table:table-cell table:style-name="t7.B5" office:value-type="string">
            <text:p text:style-name="P12">$7-30</text:p>
          </table:table-cell>
          <table:table-cell table:style-name="t7.B5" office:value-type="string">
            <text:p text:style-name="P12">$7-40</text:p>
          </table:table-cell>
          <table:table-cell table:style-name="t7.B5" office:value-type="string">
            <text:p text:style-name="P12">$7-50</text:p>
          </table:table-cell>
          <table:table-cell table:style-name="t7.B5" office:value-type="string">
            <text:p text:style-name="P12">$7-60</text:p>
          </table:table-cell>
          <table:table-cell table:style-name="t7.B5" office:value-type="string">
            <text:p text:style-name="P12">$7-70</text:p>
          </table:table-cell>
          <table:table-cell table:style-name="t7.B5" office:value-type="string">
            <text:p text:style-name="P12">$7-80</text:p>
          </table:table-cell>
          <table:table-cell table:style-name="t7.B5" office:value-type="string">
            <text:p text:style-name="P12">$7-00</text:p>
          </table:table-cell>
          <table:table-cell table:style-name="t7.B5" office:value-type="string">
            <text:p text:style-name="P12">$7-10</text:p>
          </table:table-cell>
          <table:table-cell table:style-name="t7.B5" office:value-type="string">
            <text:p text:style-name="P12">$7-20</text:p>
          </table:table-cell>
          <table:table-cell table:style-name="t7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7.A5" office:value-type="string">
            <text:p text:style-name="P11">0,7 Sv/h</text:p>
          </table:table-cell>
          <table:table-cell table:style-name="t7.B5" office:value-type="string">
            <text:p text:style-name="P12">$7-31</text:p>
          </table:table-cell>
          <table:table-cell table:style-name="t7.B5" office:value-type="string">
            <text:p text:style-name="P12">$7-41</text:p>
          </table:table-cell>
          <table:table-cell table:style-name="t7.B5" office:value-type="string">
            <text:p text:style-name="P12">$7-51</text:p>
          </table:table-cell>
          <table:table-cell table:style-name="t7.B5" office:value-type="string">
            <text:p text:style-name="P12">$7-61</text:p>
          </table:table-cell>
          <table:table-cell table:style-name="t7.B5" office:value-type="string">
            <text:p text:style-name="P12">$7-71</text:p>
          </table:table-cell>
          <table:table-cell table:style-name="t7.B5" office:value-type="string">
            <text:p text:style-name="P12">$7-81</text:p>
          </table:table-cell>
          <table:table-cell table:style-name="t7.B5" office:value-type="string">
            <text:p text:style-name="P12">$7-01</text:p>
          </table:table-cell>
          <table:table-cell table:style-name="t7.B5" office:value-type="string">
            <text:p text:style-name="P12">$7-11</text:p>
          </table:table-cell>
          <table:table-cell table:style-name="t7.B5" office:value-type="string">
            <text:p text:style-name="P12">$7-21</text:p>
          </table:table-cell>
          <table:covered-table-cell/>
        </table:table-row>
        <table:table-row>
          <table:table-cell table:style-name="t7.A5" office:value-type="string">
            <text:p text:style-name="P11">7 Sv/h</text:p>
          </table:table-cell>
          <table:table-cell table:style-name="t7.B5" office:value-type="string">
            <text:p text:style-name="P12">$7-32</text:p>
          </table:table-cell>
          <table:table-cell table:style-name="t7.B5" office:value-type="string">
            <text:p text:style-name="P12">$7-42</text:p>
          </table:table-cell>
          <table:table-cell table:style-name="t7.B5" office:value-type="string">
            <text:p text:style-name="P12">$7-52</text:p>
          </table:table-cell>
          <table:table-cell table:style-name="t7.B5" office:value-type="string">
            <text:p text:style-name="P12">$7-62</text:p>
          </table:table-cell>
          <table:table-cell table:style-name="t7.B5" office:value-type="string">
            <text:p text:style-name="P12">$7-72</text:p>
          </table:table-cell>
          <table:table-cell table:style-name="t7.B5" office:value-type="string">
            <text:p text:style-name="P12">$7-82</text:p>
          </table:table-cell>
          <table:table-cell table:style-name="t7.B5" office:value-type="string">
            <text:p text:style-name="P12">$7-02</text:p>
          </table:table-cell>
          <table:table-cell table:style-name="t7.B5" office:value-type="string">
            <text:p text:style-name="P12">$7-12</text:p>
          </table:table-cell>
          <table:table-cell table:style-name="t7.B5" office:value-type="string">
            <text:p text:style-name="P12">$7-22</text:p>
          </table:table-cell>
          <table:covered-table-cell/>
        </table:table-row>
        <table:table-row>
          <table:table-cell table:style-name="t7.A5" office:value-type="string">
            <text:p text:style-name="P11">70 Sv/h</text:p>
          </table:table-cell>
          <table:table-cell table:style-name="t7.B5" office:value-type="string">
            <text:p text:style-name="P12">$7-33</text:p>
          </table:table-cell>
          <table:table-cell table:style-name="t7.B5" office:value-type="string">
            <text:p text:style-name="P12">$7-43</text:p>
          </table:table-cell>
          <table:table-cell table:style-name="t7.B5" office:value-type="string">
            <text:p text:style-name="P12">$7-53</text:p>
          </table:table-cell>
          <table:table-cell table:style-name="t7.B5" office:value-type="string">
            <text:p text:style-name="P12">$7-63</text:p>
          </table:table-cell>
          <table:table-cell table:style-name="t7.B5" office:value-type="string">
            <text:p text:style-name="P12">$7-73</text:p>
          </table:table-cell>
          <table:table-cell table:style-name="t7.B5" office:value-type="string">
            <text:p text:style-name="P12">$7-83</text:p>
          </table:table-cell>
          <table:table-cell table:style-name="t7.B5" office:value-type="string">
            <text:p text:style-name="P12">$7-03</text:p>
          </table:table-cell>
          <table:table-cell table:style-name="t7.B5" office:value-type="string">
            <text:p text:style-name="P12">$7-13</text:p>
          </table:table-cell>
          <table:table-cell table:style-name="t7.B5" office:value-type="string">
            <text:p text:style-name="P12">$7-23</text:p>
          </table:table-cell>
          <table:covered-table-cell/>
        </table:table-row>
        <table:table-row>
          <table:table-cell table:style-name="t7.A5" office:value-type="string">
            <text:p text:style-name="P11">0.7 mSv/h</text:p>
          </table:table-cell>
          <table:table-cell table:style-name="t7.B5" office:value-type="string">
            <text:p text:style-name="P12">$7-34</text:p>
          </table:table-cell>
          <table:table-cell table:style-name="t7.B5" office:value-type="string">
            <text:p text:style-name="P12">$7-44</text:p>
          </table:table-cell>
          <table:table-cell table:style-name="t7.B5" office:value-type="string">
            <text:p text:style-name="P12">$7-54</text:p>
          </table:table-cell>
          <table:table-cell table:style-name="t7.B5" office:value-type="string">
            <text:p text:style-name="P12">$7-64</text:p>
          </table:table-cell>
          <table:table-cell table:style-name="t7.B5" office:value-type="string">
            <text:p text:style-name="P12">$7-74</text:p>
          </table:table-cell>
          <table:table-cell table:style-name="t7.B5" office:value-type="string">
            <text:p text:style-name="P12">$7-84</text:p>
          </table:table-cell>
          <table:table-cell table:style-name="t7.B5" office:value-type="string">
            <text:p text:style-name="P12">$7-04</text:p>
          </table:table-cell>
          <table:table-cell table:style-name="t7.B5" office:value-type="string">
            <text:p text:style-name="P12">$7-14</text:p>
          </table:table-cell>
          <table:table-cell table:style-name="t7.B5" office:value-type="string">
            <text:p text:style-name="P12">$7-24</text:p>
          </table:table-cell>
          <table:covered-table-cell/>
        </table:table-row>
        <table:table-row>
          <table:table-cell table:style-name="t7.A5" office:value-type="string">
            <text:p text:style-name="P11">7,0 mSv/h</text:p>
          </table:table-cell>
          <table:table-cell table:style-name="t7.B5" office:value-type="string">
            <text:p text:style-name="P12">$7-35</text:p>
          </table:table-cell>
          <table:table-cell table:style-name="t7.B5" office:value-type="string">
            <text:p text:style-name="P12">$7-45</text:p>
          </table:table-cell>
          <table:table-cell table:style-name="t7.B5" office:value-type="string">
            <text:p text:style-name="P12">$7-55</text:p>
          </table:table-cell>
          <table:table-cell table:style-name="t7.B5" office:value-type="string">
            <text:p text:style-name="P12">$7-65</text:p>
          </table:table-cell>
          <table:table-cell table:style-name="t7.B5" office:value-type="string">
            <text:p text:style-name="P12">$7-75</text:p>
          </table:table-cell>
          <table:table-cell table:style-name="t7.B5" office:value-type="string">
            <text:p text:style-name="P12">$7-85</text:p>
          </table:table-cell>
          <table:table-cell table:style-name="t7.B5" office:value-type="string">
            <text:p text:style-name="P12">$7-05</text:p>
          </table:table-cell>
          <table:table-cell table:style-name="t7.B5" office:value-type="string">
            <text:p text:style-name="P12">$7-15</text:p>
          </table:table-cell>
          <table:table-cell table:style-name="t7.B5" office:value-type="string">
            <text:p text:style-name="P12">$7-25</text:p>
          </table:table-cell>
          <table:covered-table-cell/>
        </table:table-row>
        <table:table-row>
          <table:table-cell table:style-name="t7.A5" office:value-type="string">
            <text:p text:style-name="P11">70 mSv/h</text:p>
          </table:table-cell>
          <table:table-cell table:style-name="t7.B5" office:value-type="string">
            <text:p text:style-name="P12">$7-36</text:p>
          </table:table-cell>
          <table:table-cell table:style-name="t7.B5" office:value-type="string">
            <text:p text:style-name="P12">$7-46</text:p>
          </table:table-cell>
          <table:table-cell table:style-name="t7.B5" office:value-type="string">
            <text:p text:style-name="P12">$7-56</text:p>
          </table:table-cell>
          <table:table-cell table:style-name="t7.B5" office:value-type="string">
            <text:p text:style-name="P12">$7-66</text:p>
          </table:table-cell>
          <table:table-cell table:style-name="t7.B5" office:value-type="string">
            <text:p text:style-name="P12">$7-76</text:p>
          </table:table-cell>
          <table:table-cell table:style-name="t7.B5" office:value-type="string">
            <text:p text:style-name="P12">$7-86</text:p>
          </table:table-cell>
          <table:table-cell table:style-name="t7.B5" office:value-type="string">
            <text:p text:style-name="P12">$7-06</text:p>
          </table:table-cell>
          <table:table-cell table:style-name="t7.B5" office:value-type="string">
            <text:p text:style-name="P12">$7-16</text:p>
          </table:table-cell>
          <table:table-cell table:style-name="t7.B5" office:value-type="string">
            <text:p text:style-name="P12">$7-26</text:p>
          </table:table-cell>
          <table:covered-table-cell/>
        </table:table-row>
        <table:table-row>
          <table:table-cell table:style-name="t7.A5" office:value-type="string">
            <text:p text:style-name="P11"><text:span text:style-name="T27">0,7</text:span> Sv/h</text:p>
          </table:table-cell>
          <table:table-cell table:style-name="t7.B5" office:value-type="string">
            <text:p text:style-name="P12">$7-37</text:p>
          </table:table-cell>
          <table:table-cell table:style-name="t7.B5" office:value-type="string">
            <text:p text:style-name="P12">$7-47</text:p>
          </table:table-cell>
          <table:table-cell table:style-name="t7.B5" office:value-type="string">
            <text:p text:style-name="P12">$7-57</text:p>
          </table:table-cell>
          <table:table-cell table:style-name="t7.B5" office:value-type="string">
            <text:p text:style-name="P12">$7-67</text:p>
          </table:table-cell>
          <table:table-cell table:style-name="t7.B5" office:value-type="string">
            <text:p text:style-name="P12">$7-77</text:p>
          </table:table-cell>
          <table:table-cell table:style-name="t7.B5" office:value-type="string">
            <text:p text:style-name="P12">$7-87</text:p>
          </table:table-cell>
          <table:table-cell table:style-name="t7.B5" office:value-type="string">
            <text:p text:style-name="P12">$7-07</text:p>
          </table:table-cell>
          <table:table-cell table:style-name="t7.B5" office:value-type="string">
            <text:p text:style-name="P12">$7-17</text:p>
          </table:table-cell>
          <table:table-cell table:style-name="t7.B5" office:value-type="string">
            <text:p text:style-name="P12">$7-27</text:p>
          </table:table-cell>
          <table:covered-table-cell/>
        </table:table-row>
        <table:table-row>
          <table:table-cell table:style-name="t7.A13" office:value-type="string">
            <text:p text:style-name="P11">7 Sv/h</text:p>
          </table:table-cell>
          <table:table-cell table:style-name="t7.B13" office:value-type="string">
            <text:p text:style-name="P12"><text:span text:style-name="T13">$7-</text:span>3<text:span text:style-name="T13">8</text:span></text:p>
          </table:table-cell>
          <table:table-cell table:style-name="t7.B13" office:value-type="string">
            <text:p text:style-name="P12">$<text:span text:style-name="T13">7</text:span>-4<text:span text:style-name="T13">8</text:span></text:p>
          </table:table-cell>
          <table:table-cell table:style-name="t7.B13" office:value-type="string">
            <text:p text:style-name="P12">$<text:span text:style-name="T13">7</text:span>-5<text:span text:style-name="T13">8</text:span></text:p>
          </table:table-cell>
          <table:table-cell table:style-name="t7.B13" office:value-type="string">
            <text:p text:style-name="P12"><text:span text:style-name="T13">$7-</text:span>6<text:span text:style-name="T13">8</text:span></text:p>
          </table:table-cell>
          <table:table-cell table:style-name="t7.B13" office:value-type="string">
            <text:p text:style-name="P13">$7-78</text:p>
          </table:table-cell>
          <table:table-cell table:style-name="t7.B13" office:value-type="string">
            <text:p text:style-name="P12"><text:span text:style-name="T13">$7-</text:span>8<text:span text:style-name="T13">8</text:span></text:p>
          </table:table-cell>
          <table:table-cell table:style-name="t7.B13" office:value-type="string">
            <text:p text:style-name="P13">$7-08</text:p>
          </table:table-cell>
          <table:table-cell table:style-name="t7.B13" office:value-type="string">
            <text:p text:style-name="P13">$7-18</text:p>
          </table:table-cell>
          <table:table-cell table:style-name="t7.B13" office:value-type="string">
            <text:p text:style-name="P13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19"><text:span text:style-name="T4">$type</text:span><text:span text:style-name="T13"> (</text:span><text:span text:style-name="T18"></text:span><text:span text:style-name="T13">) s/n: 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5">Dose rate at check point <text:span text:style-name="T29">Ḣ</text:span><text:span text:style-name="T26">oi</text:span><text:span text:style-name="T33">(10)</text:span></text:p>
          </table:table-cell>
          <table:table-cell table:style-name="t8.B2" table:number-rows-spanned="3" office:value-type="string">
            <text:p text:style-name="P36">Radia-tion source <text:s/>number</text:p>
          </table:table-cell>
          <table:table-cell table:style-name="t8.B2" table:number-rows-spanned="3" office:value-type="string">
            <text:p text:style-name="P26">Distan-ce to source, </text:p>
            <text:p text:style-name="P27">R, сm</text:p>
          </table:table-cell>
          <table:table-cell table:style-name="t8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6"><text:span text:style-name="T31">Relative gamma radiation dose rate measure-ment</text:span> error</text:p>
            <text:p text:style-name="P30"><text:span text:style-name="T29">θ</text:span><text:span text:style-name="T23">пр</text:span><text:span text:style-name="T24">i</text:span>, %</text:p>
          </table:table-cell>
          <table:table-cell table:style-name="t8.B2" table:number-rows-spanned="3" office:value-type="string">
            <text:p text:style-name="P29">Confidence limit of the intrinsic <text:s/>relative error <text:span text:style-name="T30">Δ</text:span><text:span text:style-name="T25">i</text:span>, % during calibration</text:p>
          </table:table-cell>
          <table:table-cell table:style-name="t8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2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8.D3" table:number-columns-spanned="3" office:value-type="string">
            <text:p text:style-name="P32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20">H</text:span><text:span text:style-name="T21">1</text:span></text:p>
          </table:table-cell>
          <table:table-cell table:style-name="t8.D3" office:value-type="string">
            <text:p text:style-name="P32"><text:span text:style-name="T14">H</text:span><text:span text:style-name="T21">2</text:span></text:p>
          </table:table-cell>
          <table:table-cell table:style-name="t8.D3" office:value-type="string">
            <text:p text:style-name="P32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1"><text:span text:style-name="T13">0,07</text:span> Sv/h</text:p>
          </table:table-cell>
          <table:table-cell table:style-name="t8.B5" office:value-type="string">
            <text:p text:style-name="P12">$8-30</text:p>
          </table:table-cell>
          <table:table-cell table:style-name="t8.B5" office:value-type="string">
            <text:p text:style-name="P12">$8-40</text:p>
          </table:table-cell>
          <table:table-cell table:style-name="t8.B5" office:value-type="string">
            <text:p text:style-name="P12">$8-50</text:p>
          </table:table-cell>
          <table:table-cell table:style-name="t8.B5" office:value-type="string">
            <text:p text:style-name="P12">$8-60</text:p>
          </table:table-cell>
          <table:table-cell table:style-name="t8.B5" office:value-type="string">
            <text:p text:style-name="P12">$8-70</text:p>
          </table:table-cell>
          <table:table-cell table:style-name="t8.B5" office:value-type="string">
            <text:p text:style-name="P12">$8-80</text:p>
          </table:table-cell>
          <table:table-cell table:style-name="t8.B5" office:value-type="string">
            <text:p text:style-name="P12">$8-00</text:p>
          </table:table-cell>
          <table:table-cell table:style-name="t8.B5" office:value-type="string">
            <text:p text:style-name="P12">$8-10</text:p>
          </table:table-cell>
          <table:table-cell table:style-name="t8.B5" office:value-type="string">
            <text:p text:style-name="P12">$8-20</text:p>
          </table:table-cell>
          <table:table-cell table:style-name="t8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8.A5" office:value-type="string">
            <text:p text:style-name="P11">0,7 Sv/h</text:p>
          </table:table-cell>
          <table:table-cell table:style-name="t8.B5" office:value-type="string">
            <text:p text:style-name="P12">$8-31</text:p>
          </table:table-cell>
          <table:table-cell table:style-name="t8.B5" office:value-type="string">
            <text:p text:style-name="P12">$8-41</text:p>
          </table:table-cell>
          <table:table-cell table:style-name="t8.B5" office:value-type="string">
            <text:p text:style-name="P12">$8-51</text:p>
          </table:table-cell>
          <table:table-cell table:style-name="t8.B5" office:value-type="string">
            <text:p text:style-name="P12">$8-61</text:p>
          </table:table-cell>
          <table:table-cell table:style-name="t8.B5" office:value-type="string">
            <text:p text:style-name="P12">$8-71</text:p>
          </table:table-cell>
          <table:table-cell table:style-name="t8.B5" office:value-type="string">
            <text:p text:style-name="P12">$8-81</text:p>
          </table:table-cell>
          <table:table-cell table:style-name="t8.B5" office:value-type="string">
            <text:p text:style-name="P12">$8-01</text:p>
          </table:table-cell>
          <table:table-cell table:style-name="t8.B5" office:value-type="string">
            <text:p text:style-name="P12">$8-11</text:p>
          </table:table-cell>
          <table:table-cell table:style-name="t8.B5" office:value-type="string">
            <text:p text:style-name="P12">$8-21</text:p>
          </table:table-cell>
          <table:covered-table-cell/>
        </table:table-row>
        <table:table-row>
          <table:table-cell table:style-name="t8.A5" office:value-type="string">
            <text:p text:style-name="P11">7 Sv/h</text:p>
          </table:table-cell>
          <table:table-cell table:style-name="t8.B5" office:value-type="string">
            <text:p text:style-name="P12">$8-32</text:p>
          </table:table-cell>
          <table:table-cell table:style-name="t8.B5" office:value-type="string">
            <text:p text:style-name="P12">$8-42</text:p>
          </table:table-cell>
          <table:table-cell table:style-name="t8.B5" office:value-type="string">
            <text:p text:style-name="P12">$8-52</text:p>
          </table:table-cell>
          <table:table-cell table:style-name="t8.B5" office:value-type="string">
            <text:p text:style-name="P12">$8-62</text:p>
          </table:table-cell>
          <table:table-cell table:style-name="t8.B5" office:value-type="string">
            <text:p text:style-name="P12">$8-72</text:p>
          </table:table-cell>
          <table:table-cell table:style-name="t8.B5" office:value-type="string">
            <text:p text:style-name="P12">$8-82</text:p>
          </table:table-cell>
          <table:table-cell table:style-name="t8.B5" office:value-type="string">
            <text:p text:style-name="P12">$8-02</text:p>
          </table:table-cell>
          <table:table-cell table:style-name="t8.B5" office:value-type="string">
            <text:p text:style-name="P12">$8-12</text:p>
          </table:table-cell>
          <table:table-cell table:style-name="t8.B5" office:value-type="string">
            <text:p text:style-name="P12">$8-22</text:p>
          </table:table-cell>
          <table:covered-table-cell/>
        </table:table-row>
        <table:table-row>
          <table:table-cell table:style-name="t8.A5" office:value-type="string">
            <text:p text:style-name="P11">70 Sv/h</text:p>
          </table:table-cell>
          <table:table-cell table:style-name="t8.B5" office:value-type="string">
            <text:p text:style-name="P12">$8-33</text:p>
          </table:table-cell>
          <table:table-cell table:style-name="t8.B5" office:value-type="string">
            <text:p text:style-name="P12">$8-43</text:p>
          </table:table-cell>
          <table:table-cell table:style-name="t8.B5" office:value-type="string">
            <text:p text:style-name="P12">$8-53</text:p>
          </table:table-cell>
          <table:table-cell table:style-name="t8.B5" office:value-type="string">
            <text:p text:style-name="P12">$8-63</text:p>
          </table:table-cell>
          <table:table-cell table:style-name="t8.B5" office:value-type="string">
            <text:p text:style-name="P12">$8-73</text:p>
          </table:table-cell>
          <table:table-cell table:style-name="t8.B5" office:value-type="string">
            <text:p text:style-name="P12">$8-83</text:p>
          </table:table-cell>
          <table:table-cell table:style-name="t8.B5" office:value-type="string">
            <text:p text:style-name="P12">$8-03</text:p>
          </table:table-cell>
          <table:table-cell table:style-name="t8.B5" office:value-type="string">
            <text:p text:style-name="P12">$8-13</text:p>
          </table:table-cell>
          <table:table-cell table:style-name="t8.B5" office:value-type="string">
            <text:p text:style-name="P12">$8-23</text:p>
          </table:table-cell>
          <table:covered-table-cell/>
        </table:table-row>
        <table:table-row>
          <table:table-cell table:style-name="t8.A5" office:value-type="string">
            <text:p text:style-name="P11">0.7 mSv/h</text:p>
          </table:table-cell>
          <table:table-cell table:style-name="t8.B5" office:value-type="string">
            <text:p text:style-name="P12">$8-34</text:p>
          </table:table-cell>
          <table:table-cell table:style-name="t8.B5" office:value-type="string">
            <text:p text:style-name="P12">$8-44</text:p>
          </table:table-cell>
          <table:table-cell table:style-name="t8.B5" office:value-type="string">
            <text:p text:style-name="P12">$8-54</text:p>
          </table:table-cell>
          <table:table-cell table:style-name="t8.B5" office:value-type="string">
            <text:p text:style-name="P12">$8-64</text:p>
          </table:table-cell>
          <table:table-cell table:style-name="t8.B5" office:value-type="string">
            <text:p text:style-name="P12">$8-74</text:p>
          </table:table-cell>
          <table:table-cell table:style-name="t8.B5" office:value-type="string">
            <text:p text:style-name="P12">$8-84</text:p>
          </table:table-cell>
          <table:table-cell table:style-name="t8.B5" office:value-type="string">
            <text:p text:style-name="P12">$8-04</text:p>
          </table:table-cell>
          <table:table-cell table:style-name="t8.B5" office:value-type="string">
            <text:p text:style-name="P12">$8-14</text:p>
          </table:table-cell>
          <table:table-cell table:style-name="t8.B5" office:value-type="string">
            <text:p text:style-name="P12">$8-24</text:p>
          </table:table-cell>
          <table:covered-table-cell/>
        </table:table-row>
        <table:table-row>
          <table:table-cell table:style-name="t8.A5" office:value-type="string">
            <text:p text:style-name="P11">7,0 mSv/h</text:p>
          </table:table-cell>
          <table:table-cell table:style-name="t8.B5" office:value-type="string">
            <text:p text:style-name="P12">$8-35</text:p>
          </table:table-cell>
          <table:table-cell table:style-name="t8.B5" office:value-type="string">
            <text:p text:style-name="P12">$8-45</text:p>
          </table:table-cell>
          <table:table-cell table:style-name="t8.B5" office:value-type="string">
            <text:p text:style-name="P12">$8-55</text:p>
          </table:table-cell>
          <table:table-cell table:style-name="t8.B5" office:value-type="string">
            <text:p text:style-name="P12">$8-65</text:p>
          </table:table-cell>
          <table:table-cell table:style-name="t8.B5" office:value-type="string">
            <text:p text:style-name="P12">$8-75</text:p>
          </table:table-cell>
          <table:table-cell table:style-name="t8.B5" office:value-type="string">
            <text:p text:style-name="P12">$8-85</text:p>
          </table:table-cell>
          <table:table-cell table:style-name="t8.B5" office:value-type="string">
            <text:p text:style-name="P12">$8-05</text:p>
          </table:table-cell>
          <table:table-cell table:style-name="t8.B5" office:value-type="string">
            <text:p text:style-name="P12">$8-15</text:p>
          </table:table-cell>
          <table:table-cell table:style-name="t8.B5" office:value-type="string">
            <text:p text:style-name="P12">$8-25</text:p>
          </table:table-cell>
          <table:covered-table-cell/>
        </table:table-row>
        <table:table-row>
          <table:table-cell table:style-name="t8.A5" office:value-type="string">
            <text:p text:style-name="P11">70 mSv/h</text:p>
          </table:table-cell>
          <table:table-cell table:style-name="t8.B5" office:value-type="string">
            <text:p text:style-name="P12">$8-36</text:p>
          </table:table-cell>
          <table:table-cell table:style-name="t8.B5" office:value-type="string">
            <text:p text:style-name="P12">$8-46</text:p>
          </table:table-cell>
          <table:table-cell table:style-name="t8.B5" office:value-type="string">
            <text:p text:style-name="P12">$8-56</text:p>
          </table:table-cell>
          <table:table-cell table:style-name="t8.B5" office:value-type="string">
            <text:p text:style-name="P12">$8-66</text:p>
          </table:table-cell>
          <table:table-cell table:style-name="t8.B5" office:value-type="string">
            <text:p text:style-name="P12">$8-76</text:p>
          </table:table-cell>
          <table:table-cell table:style-name="t8.B5" office:value-type="string">
            <text:p text:style-name="P12">$8-86</text:p>
          </table:table-cell>
          <table:table-cell table:style-name="t8.B5" office:value-type="string">
            <text:p text:style-name="P12">$8-06</text:p>
          </table:table-cell>
          <table:table-cell table:style-name="t8.B5" office:value-type="string">
            <text:p text:style-name="P12">$8-16</text:p>
          </table:table-cell>
          <table:table-cell table:style-name="t8.B5" office:value-type="string">
            <text:p text:style-name="P12">$8-26</text:p>
          </table:table-cell>
          <table:covered-table-cell/>
        </table:table-row>
        <table:table-row>
          <table:table-cell table:style-name="t8.A5" office:value-type="string">
            <text:p text:style-name="P11"><text:span text:style-name="T27">0,7</text:span> Sv/h</text:p>
          </table:table-cell>
          <table:table-cell table:style-name="t8.B5" office:value-type="string">
            <text:p text:style-name="P12">$8-37</text:p>
          </table:table-cell>
          <table:table-cell table:style-name="t8.B5" office:value-type="string">
            <text:p text:style-name="P12">$8-47</text:p>
          </table:table-cell>
          <table:table-cell table:style-name="t8.B5" office:value-type="string">
            <text:p text:style-name="P12">$8-57</text:p>
          </table:table-cell>
          <table:table-cell table:style-name="t8.B5" office:value-type="string">
            <text:p text:style-name="P12">$8-67</text:p>
          </table:table-cell>
          <table:table-cell table:style-name="t8.B5" office:value-type="string">
            <text:p text:style-name="P12">$8-77</text:p>
          </table:table-cell>
          <table:table-cell table:style-name="t8.B5" office:value-type="string">
            <text:p text:style-name="P12">$8-87</text:p>
          </table:table-cell>
          <table:table-cell table:style-name="t8.B5" office:value-type="string">
            <text:p text:style-name="P12">$8-07</text:p>
          </table:table-cell>
          <table:table-cell table:style-name="t8.B5" office:value-type="string">
            <text:p text:style-name="P12">$8-17</text:p>
          </table:table-cell>
          <table:table-cell table:style-name="t8.B5" office:value-type="string">
            <text:p text:style-name="P12">$8-27</text:p>
          </table:table-cell>
          <table:covered-table-cell/>
        </table:table-row>
        <table:table-row>
          <table:table-cell table:style-name="t8.A13" office:value-type="string">
            <text:p text:style-name="P11">7 Sv/h</text:p>
          </table:table-cell>
          <table:table-cell table:style-name="t8.B13" office:value-type="string">
            <text:p text:style-name="P12"><text:span text:style-name="T13">$8-</text:span>3<text:span text:style-name="T13">8</text:span></text:p>
          </table:table-cell>
          <table:table-cell table:style-name="t8.B13" office:value-type="string">
            <text:p text:style-name="P12">$<text:span text:style-name="T13">8</text:span>-4<text:span text:style-name="T13">8</text:span></text:p>
          </table:table-cell>
          <table:table-cell table:style-name="t8.B13" office:value-type="string">
            <text:p text:style-name="P12">$<text:span text:style-name="T13">8</text:span>-5<text:span text:style-name="T13">8</text:span></text:p>
          </table:table-cell>
          <table:table-cell table:style-name="t8.B13" office:value-type="string">
            <text:p text:style-name="P13">$8-68</text:p>
          </table:table-cell>
          <table:table-cell table:style-name="t8.B13" office:value-type="string">
            <text:p text:style-name="P13">$8-78</text:p>
          </table:table-cell>
          <table:table-cell table:style-name="t8.B13" office:value-type="string">
            <text:p text:style-name="P13">$8-88</text:p>
          </table:table-cell>
          <table:table-cell table:style-name="t8.B13" office:value-type="string">
            <text:p text:style-name="P12">$<text:span text:style-name="T13">8</text:span>-0<text:span text:style-name="T13">8</text:span></text:p>
          </table:table-cell>
          <table:table-cell table:style-name="t8.B13" office:value-type="string">
            <text:p text:style-name="P13">$8-18</text:p>
          </table:table-cell>
          <table:table-cell table:style-name="t8.B13" office:value-type="string">
            <text:p text:style-name="P13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19"><text:span text:style-name="T4">$type</text:span><text:span text:style-name="T13"> (</text:span><text:span text:style-name="T18"></text:span><text:span text:style-name="T13">) s/n: 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5">Dose rate at check point <text:span text:style-name="T29">Ḣ</text:span><text:span text:style-name="T26">oi</text:span><text:span text:style-name="T33">(10)</text:span></text:p>
          </table:table-cell>
          <table:table-cell table:style-name="t9.B2" table:number-rows-spanned="3" office:value-type="string">
            <text:p text:style-name="P36">Radia-tion source <text:s/>number</text:p>
          </table:table-cell>
          <table:table-cell table:style-name="t9.B2" table:number-rows-spanned="3" office:value-type="string">
            <text:p text:style-name="P26">Distan-ce to source, </text:p>
            <text:p text:style-name="P27">R, сm</text:p>
          </table:table-cell>
          <table:table-cell table:style-name="t9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6"><text:span text:style-name="T31">Relative gamma radiation dose rate measure-ment</text:span> error</text:p>
            <text:p text:style-name="P30"><text:span text:style-name="T29">θ</text:span><text:span text:style-name="T23">пр</text:span><text:span text:style-name="T24">i</text:span>, %</text:p>
          </table:table-cell>
          <table:table-cell table:style-name="t9.B2" table:number-rows-spanned="3" office:value-type="string">
            <text:p text:style-name="P29">Confidence limit of the intrinsic <text:s/>relative error <text:span text:style-name="T30">Δ</text:span><text:span text:style-name="T25">i</text:span>, % during calibration</text:p>
          </table:table-cell>
          <table:table-cell table:style-name="t9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2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9.D3" table:number-columns-spanned="3" office:value-type="string">
            <text:p text:style-name="P32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20">H</text:span><text:span text:style-name="T21">1</text:span></text:p>
          </table:table-cell>
          <table:table-cell table:style-name="t9.D3" office:value-type="string">
            <text:p text:style-name="P32"><text:span text:style-name="T14">H</text:span><text:span text:style-name="T21">2</text:span></text:p>
          </table:table-cell>
          <table:table-cell table:style-name="t9.D3" office:value-type="string">
            <text:p text:style-name="P32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1"><text:span text:style-name="T13">0,07</text:span> Sv/h</text:p>
          </table:table-cell>
          <table:table-cell table:style-name="t9.B5" office:value-type="string">
            <text:p text:style-name="P12">$9-30</text:p>
          </table:table-cell>
          <table:table-cell table:style-name="t9.B5" office:value-type="string">
            <text:p text:style-name="P12">$9-40</text:p>
          </table:table-cell>
          <table:table-cell table:style-name="t9.B5" office:value-type="string">
            <text:p text:style-name="P12">$9-50</text:p>
          </table:table-cell>
          <table:table-cell table:style-name="t9.B5" office:value-type="string">
            <text:p text:style-name="P12">$9-60</text:p>
          </table:table-cell>
          <table:table-cell table:style-name="t9.B5" office:value-type="string">
            <text:p text:style-name="P12">$9-70</text:p>
          </table:table-cell>
          <table:table-cell table:style-name="t9.B5" office:value-type="string">
            <text:p text:style-name="P12">$9-80</text:p>
          </table:table-cell>
          <table:table-cell table:style-name="t9.B5" office:value-type="string">
            <text:p text:style-name="P12">$9-00</text:p>
          </table:table-cell>
          <table:table-cell table:style-name="t9.B5" office:value-type="string">
            <text:p text:style-name="P12">$9-10</text:p>
          </table:table-cell>
          <table:table-cell table:style-name="t9.B5" office:value-type="string">
            <text:p text:style-name="P12">$9-20</text:p>
          </table:table-cell>
          <table:table-cell table:style-name="t9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9.A5" office:value-type="string">
            <text:p text:style-name="P11">0,7 Sv/h</text:p>
          </table:table-cell>
          <table:table-cell table:style-name="t9.B5" office:value-type="string">
            <text:p text:style-name="P12">$9-31</text:p>
          </table:table-cell>
          <table:table-cell table:style-name="t9.B5" office:value-type="string">
            <text:p text:style-name="P12">$9-41</text:p>
          </table:table-cell>
          <table:table-cell table:style-name="t9.B5" office:value-type="string">
            <text:p text:style-name="P12">$9-51</text:p>
          </table:table-cell>
          <table:table-cell table:style-name="t9.B5" office:value-type="string">
            <text:p text:style-name="P12">$9-61</text:p>
          </table:table-cell>
          <table:table-cell table:style-name="t9.B5" office:value-type="string">
            <text:p text:style-name="P12">$9-71</text:p>
          </table:table-cell>
          <table:table-cell table:style-name="t9.B5" office:value-type="string">
            <text:p text:style-name="P12">$9-81</text:p>
          </table:table-cell>
          <table:table-cell table:style-name="t9.B5" office:value-type="string">
            <text:p text:style-name="P12">$9-01</text:p>
          </table:table-cell>
          <table:table-cell table:style-name="t9.B5" office:value-type="string">
            <text:p text:style-name="P12">$9-11</text:p>
          </table:table-cell>
          <table:table-cell table:style-name="t9.B5" office:value-type="string">
            <text:p text:style-name="P12">$9-21</text:p>
          </table:table-cell>
          <table:covered-table-cell/>
        </table:table-row>
        <table:table-row>
          <table:table-cell table:style-name="t9.A5" office:value-type="string">
            <text:p text:style-name="P11">7 Sv/h</text:p>
          </table:table-cell>
          <table:table-cell table:style-name="t9.B5" office:value-type="string">
            <text:p text:style-name="P12">$9-32</text:p>
          </table:table-cell>
          <table:table-cell table:style-name="t9.B5" office:value-type="string">
            <text:p text:style-name="P12">$9-42</text:p>
          </table:table-cell>
          <table:table-cell table:style-name="t9.B5" office:value-type="string">
            <text:p text:style-name="P12">$9-52</text:p>
          </table:table-cell>
          <table:table-cell table:style-name="t9.B5" office:value-type="string">
            <text:p text:style-name="P12">$9-62</text:p>
          </table:table-cell>
          <table:table-cell table:style-name="t9.B5" office:value-type="string">
            <text:p text:style-name="P12">$9-72</text:p>
          </table:table-cell>
          <table:table-cell table:style-name="t9.B5" office:value-type="string">
            <text:p text:style-name="P12">$9-82</text:p>
          </table:table-cell>
          <table:table-cell table:style-name="t9.B5" office:value-type="string">
            <text:p text:style-name="P12">$9-02</text:p>
          </table:table-cell>
          <table:table-cell table:style-name="t9.B5" office:value-type="string">
            <text:p text:style-name="P12">$9-12</text:p>
          </table:table-cell>
          <table:table-cell table:style-name="t9.B5" office:value-type="string">
            <text:p text:style-name="P12">$9-22</text:p>
          </table:table-cell>
          <table:covered-table-cell/>
        </table:table-row>
        <table:table-row>
          <table:table-cell table:style-name="t9.A5" office:value-type="string">
            <text:p text:style-name="P11">70 Sv/h</text:p>
          </table:table-cell>
          <table:table-cell table:style-name="t9.B5" office:value-type="string">
            <text:p text:style-name="P12">$9-33</text:p>
          </table:table-cell>
          <table:table-cell table:style-name="t9.B5" office:value-type="string">
            <text:p text:style-name="P12">$9-43</text:p>
          </table:table-cell>
          <table:table-cell table:style-name="t9.B5" office:value-type="string">
            <text:p text:style-name="P12">$9-53</text:p>
          </table:table-cell>
          <table:table-cell table:style-name="t9.B5" office:value-type="string">
            <text:p text:style-name="P12">$9-63</text:p>
          </table:table-cell>
          <table:table-cell table:style-name="t9.B5" office:value-type="string">
            <text:p text:style-name="P12">$9-73</text:p>
          </table:table-cell>
          <table:table-cell table:style-name="t9.B5" office:value-type="string">
            <text:p text:style-name="P12">$9-83</text:p>
          </table:table-cell>
          <table:table-cell table:style-name="t9.B5" office:value-type="string">
            <text:p text:style-name="P12">$9-03</text:p>
          </table:table-cell>
          <table:table-cell table:style-name="t9.B5" office:value-type="string">
            <text:p text:style-name="P12">$9-13</text:p>
          </table:table-cell>
          <table:table-cell table:style-name="t9.B5" office:value-type="string">
            <text:p text:style-name="P12">$9-23</text:p>
          </table:table-cell>
          <table:covered-table-cell/>
        </table:table-row>
        <table:table-row>
          <table:table-cell table:style-name="t9.A5" office:value-type="string">
            <text:p text:style-name="P11">0.7 mSv/h</text:p>
          </table:table-cell>
          <table:table-cell table:style-name="t9.B5" office:value-type="string">
            <text:p text:style-name="P12">$9-34</text:p>
          </table:table-cell>
          <table:table-cell table:style-name="t9.B5" office:value-type="string">
            <text:p text:style-name="P12">$9-44</text:p>
          </table:table-cell>
          <table:table-cell table:style-name="t9.B5" office:value-type="string">
            <text:p text:style-name="P12">$9-54</text:p>
          </table:table-cell>
          <table:table-cell table:style-name="t9.B5" office:value-type="string">
            <text:p text:style-name="P12">$9-64</text:p>
          </table:table-cell>
          <table:table-cell table:style-name="t9.B5" office:value-type="string">
            <text:p text:style-name="P12">$9-74</text:p>
          </table:table-cell>
          <table:table-cell table:style-name="t9.B5" office:value-type="string">
            <text:p text:style-name="P12">$9-84</text:p>
          </table:table-cell>
          <table:table-cell table:style-name="t9.B5" office:value-type="string">
            <text:p text:style-name="P12">$9-04</text:p>
          </table:table-cell>
          <table:table-cell table:style-name="t9.B5" office:value-type="string">
            <text:p text:style-name="P12">$9-14</text:p>
          </table:table-cell>
          <table:table-cell table:style-name="t9.B5" office:value-type="string">
            <text:p text:style-name="P12">$9-24</text:p>
          </table:table-cell>
          <table:covered-table-cell/>
        </table:table-row>
        <table:table-row>
          <table:table-cell table:style-name="t9.A5" office:value-type="string">
            <text:p text:style-name="P11">7,0 mSv/h</text:p>
          </table:table-cell>
          <table:table-cell table:style-name="t9.B5" office:value-type="string">
            <text:p text:style-name="P12">$9-35</text:p>
          </table:table-cell>
          <table:table-cell table:style-name="t9.B5" office:value-type="string">
            <text:p text:style-name="P12">$9-45</text:p>
          </table:table-cell>
          <table:table-cell table:style-name="t9.B5" office:value-type="string">
            <text:p text:style-name="P12">$9-55</text:p>
          </table:table-cell>
          <table:table-cell table:style-name="t9.B5" office:value-type="string">
            <text:p text:style-name="P12">$9-65</text:p>
          </table:table-cell>
          <table:table-cell table:style-name="t9.B5" office:value-type="string">
            <text:p text:style-name="P12">$9-75</text:p>
          </table:table-cell>
          <table:table-cell table:style-name="t9.B5" office:value-type="string">
            <text:p text:style-name="P12">$9-85</text:p>
          </table:table-cell>
          <table:table-cell table:style-name="t9.B5" office:value-type="string">
            <text:p text:style-name="P12">$9-05</text:p>
          </table:table-cell>
          <table:table-cell table:style-name="t9.B5" office:value-type="string">
            <text:p text:style-name="P12">$9-15</text:p>
          </table:table-cell>
          <table:table-cell table:style-name="t9.B5" office:value-type="string">
            <text:p text:style-name="P12">$9-25</text:p>
          </table:table-cell>
          <table:covered-table-cell/>
        </table:table-row>
        <table:table-row>
          <table:table-cell table:style-name="t9.A5" office:value-type="string">
            <text:p text:style-name="P11">70 mSv/h</text:p>
          </table:table-cell>
          <table:table-cell table:style-name="t9.B5" office:value-type="string">
            <text:p text:style-name="P12">$9-36</text:p>
          </table:table-cell>
          <table:table-cell table:style-name="t9.B5" office:value-type="string">
            <text:p text:style-name="P12">$9-46</text:p>
          </table:table-cell>
          <table:table-cell table:style-name="t9.B5" office:value-type="string">
            <text:p text:style-name="P12">$9-56</text:p>
          </table:table-cell>
          <table:table-cell table:style-name="t9.B5" office:value-type="string">
            <text:p text:style-name="P12">$9-66</text:p>
          </table:table-cell>
          <table:table-cell table:style-name="t9.B5" office:value-type="string">
            <text:p text:style-name="P12">$9-76</text:p>
          </table:table-cell>
          <table:table-cell table:style-name="t9.B5" office:value-type="string">
            <text:p text:style-name="P12">$9-86</text:p>
          </table:table-cell>
          <table:table-cell table:style-name="t9.B5" office:value-type="string">
            <text:p text:style-name="P12">$9-06</text:p>
          </table:table-cell>
          <table:table-cell table:style-name="t9.B5" office:value-type="string">
            <text:p text:style-name="P12">$9-16</text:p>
          </table:table-cell>
          <table:table-cell table:style-name="t9.B5" office:value-type="string">
            <text:p text:style-name="P12">$9-26</text:p>
          </table:table-cell>
          <table:covered-table-cell/>
        </table:table-row>
        <table:table-row>
          <table:table-cell table:style-name="t9.A5" office:value-type="string">
            <text:p text:style-name="P11"><text:span text:style-name="T27">0,7</text:span> Sv/h</text:p>
          </table:table-cell>
          <table:table-cell table:style-name="t9.B5" office:value-type="string">
            <text:p text:style-name="P12">$9-37</text:p>
          </table:table-cell>
          <table:table-cell table:style-name="t9.B5" office:value-type="string">
            <text:p text:style-name="P12">$9-47</text:p>
          </table:table-cell>
          <table:table-cell table:style-name="t9.B5" office:value-type="string">
            <text:p text:style-name="P12">$9-57</text:p>
          </table:table-cell>
          <table:table-cell table:style-name="t9.B5" office:value-type="string">
            <text:p text:style-name="P12">$9-67</text:p>
          </table:table-cell>
          <table:table-cell table:style-name="t9.B5" office:value-type="string">
            <text:p text:style-name="P12">$9-77</text:p>
          </table:table-cell>
          <table:table-cell table:style-name="t9.B5" office:value-type="string">
            <text:p text:style-name="P12">$9-87</text:p>
          </table:table-cell>
          <table:table-cell table:style-name="t9.B5" office:value-type="string">
            <text:p text:style-name="P12">$9-07</text:p>
          </table:table-cell>
          <table:table-cell table:style-name="t9.B5" office:value-type="string">
            <text:p text:style-name="P12">$9-17</text:p>
          </table:table-cell>
          <table:table-cell table:style-name="t9.B5" office:value-type="string">
            <text:p text:style-name="P12">$9-27</text:p>
          </table:table-cell>
          <table:covered-table-cell/>
        </table:table-row>
        <table:table-row>
          <table:table-cell table:style-name="t9.A13" office:value-type="string">
            <text:p text:style-name="P11">7 Sv/h</text:p>
          </table:table-cell>
          <table:table-cell table:style-name="t9.B13" office:value-type="string">
            <text:p text:style-name="P12">$<text:span text:style-name="T13">9</text:span>-3<text:span text:style-name="T13">8</text:span></text:p>
          </table:table-cell>
          <table:table-cell table:style-name="t9.B13" office:value-type="string">
            <text:p text:style-name="P12">$<text:span text:style-name="T13">9</text:span>-4<text:span text:style-name="T13">8</text:span></text:p>
          </table:table-cell>
          <table:table-cell table:style-name="t9.B13" office:value-type="string">
            <text:p text:style-name="P13">$9-58</text:p>
          </table:table-cell>
          <table:table-cell table:style-name="t9.B13" office:value-type="string">
            <text:p text:style-name="P13">$9-68</text:p>
          </table:table-cell>
          <table:table-cell table:style-name="t9.B13" office:value-type="string">
            <text:p text:style-name="P13">$9-78</text:p>
          </table:table-cell>
          <table:table-cell table:style-name="t9.B13" office:value-type="string">
            <text:p text:style-name="P13">$9-88</text:p>
          </table:table-cell>
          <table:table-cell table:style-name="t9.B13" office:value-type="string">
            <text:p text:style-name="P13">$9-08</text:p>
          </table:table-cell>
          <table:table-cell table:style-name="t9.B13" office:value-type="string">
            <text:p text:style-name="P13">$9-18</text:p>
          </table:table-cell>
          <table:table-cell table:style-name="t9.B13" office:value-type="string">
            <text:p text:style-name="P12">$<text:span text:style-name="T13">9</text:span>-2<text:span text:style-name="T13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19"><text:span text:style-name="T4">$type</text:span><text:span text:style-name="T13"> (</text:span><text:span text:style-name="T18"></text:span><text:span text:style-name="T13">) s/n: 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5">Dose rate at check point <text:span text:style-name="T29">Ḣ</text:span><text:span text:style-name="T26">oi</text:span><text:span text:style-name="T33">(10)</text:span></text:p>
          </table:table-cell>
          <table:table-cell table:style-name="t10.B2" table:number-rows-spanned="3" office:value-type="string">
            <text:p text:style-name="P36">Radia-tion source <text:s/>number</text:p>
          </table:table-cell>
          <table:table-cell table:style-name="t10.B2" table:number-rows-spanned="3" office:value-type="string">
            <text:p text:style-name="P26">Distan-ce to source, </text:p>
            <text:p text:style-name="P27">R, сm</text:p>
          </table:table-cell>
          <table:table-cell table:style-name="t10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6"><text:span text:style-name="T31">Relative gamma radiation dose rate measure-ment</text:span> error</text:p>
            <text:p text:style-name="P30"><text:span text:style-name="T29">θ</text:span><text:span text:style-name="T23">пр</text:span><text:span text:style-name="T24">i</text:span>, %</text:p>
          </table:table-cell>
          <table:table-cell table:style-name="t10.B2" table:number-rows-spanned="3" office:value-type="string">
            <text:p text:style-name="P29">Confidence limit of the intrinsic <text:s/>relative error <text:span text:style-name="T30">Δ</text:span><text:span text:style-name="T25">i</text:span>, % during calibration</text:p>
          </table:table-cell>
          <table:table-cell table:style-name="t10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2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10.D3" table:number-columns-spanned="3" office:value-type="string">
            <text:p text:style-name="P32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3"><text:span text:style-name="T20">H</text:span><text:span text:style-name="T21">1</text:span></text:p>
          </table:table-cell>
          <table:table-cell table:style-name="t10.D3" office:value-type="string">
            <text:p text:style-name="P32"><text:span text:style-name="T14">H</text:span><text:span text:style-name="T21">2</text:span></text:p>
          </table:table-cell>
          <table:table-cell table:style-name="t10.D3" office:value-type="string">
            <text:p text:style-name="P32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1"><text:span text:style-name="T13">0,07</text:span> Sv/h</text:p>
          </table:table-cell>
          <table:table-cell table:style-name="t10.B5" office:value-type="string">
            <text:p text:style-name="P12">$10-30</text:p>
          </table:table-cell>
          <table:table-cell table:style-name="t10.B5" office:value-type="string">
            <text:p text:style-name="P12">$10-40</text:p>
          </table:table-cell>
          <table:table-cell table:style-name="t10.B5" office:value-type="string">
            <text:p text:style-name="P12">$10-50</text:p>
          </table:table-cell>
          <table:table-cell table:style-name="t10.B5" office:value-type="string">
            <text:p text:style-name="P12">$10-60</text:p>
          </table:table-cell>
          <table:table-cell table:style-name="t10.B5" office:value-type="string">
            <text:p text:style-name="P12">$10-70</text:p>
          </table:table-cell>
          <table:table-cell table:style-name="t10.B5" office:value-type="string">
            <text:p text:style-name="P12">$10-80</text:p>
          </table:table-cell>
          <table:table-cell table:style-name="t10.B5" office:value-type="string">
            <text:p text:style-name="P12">$10-00</text:p>
          </table:table-cell>
          <table:table-cell table:style-name="t10.B5" office:value-type="string">
            <text:p text:style-name="P12">$10-10</text:p>
          </table:table-cell>
          <table:table-cell table:style-name="t10.B5" office:value-type="string">
            <text:p text:style-name="P12">$10-20</text:p>
          </table:table-cell>
          <table:table-cell table:style-name="t10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10.A5" office:value-type="string">
            <text:p text:style-name="P11">0,7 Sv/h</text:p>
          </table:table-cell>
          <table:table-cell table:style-name="t10.B5" office:value-type="string">
            <text:p text:style-name="P12">$10-31</text:p>
          </table:table-cell>
          <table:table-cell table:style-name="t10.B5" office:value-type="string">
            <text:p text:style-name="P12">$10-41</text:p>
          </table:table-cell>
          <table:table-cell table:style-name="t10.B5" office:value-type="string">
            <text:p text:style-name="P12">$10-51</text:p>
          </table:table-cell>
          <table:table-cell table:style-name="t10.B5" office:value-type="string">
            <text:p text:style-name="P12">$10-61</text:p>
          </table:table-cell>
          <table:table-cell table:style-name="t10.B5" office:value-type="string">
            <text:p text:style-name="P12">$10-71</text:p>
          </table:table-cell>
          <table:table-cell table:style-name="t10.B5" office:value-type="string">
            <text:p text:style-name="P12">$10-81</text:p>
          </table:table-cell>
          <table:table-cell table:style-name="t10.B5" office:value-type="string">
            <text:p text:style-name="P12">$10-01</text:p>
          </table:table-cell>
          <table:table-cell table:style-name="t10.B5" office:value-type="string">
            <text:p text:style-name="P12">$10-11</text:p>
          </table:table-cell>
          <table:table-cell table:style-name="t10.B5" office:value-type="string">
            <text:p text:style-name="P12">$10-21</text:p>
          </table:table-cell>
          <table:covered-table-cell/>
        </table:table-row>
        <table:table-row>
          <table:table-cell table:style-name="t10.A5" office:value-type="string">
            <text:p text:style-name="P11">7 Sv/h</text:p>
          </table:table-cell>
          <table:table-cell table:style-name="t10.B5" office:value-type="string">
            <text:p text:style-name="P12">$10-32</text:p>
          </table:table-cell>
          <table:table-cell table:style-name="t10.B5" office:value-type="string">
            <text:p text:style-name="P12">$10-42</text:p>
          </table:table-cell>
          <table:table-cell table:style-name="t10.B5" office:value-type="string">
            <text:p text:style-name="P12">$10-52</text:p>
          </table:table-cell>
          <table:table-cell table:style-name="t10.B5" office:value-type="string">
            <text:p text:style-name="P12">$10-62</text:p>
          </table:table-cell>
          <table:table-cell table:style-name="t10.B5" office:value-type="string">
            <text:p text:style-name="P12">$10-72</text:p>
          </table:table-cell>
          <table:table-cell table:style-name="t10.B5" office:value-type="string">
            <text:p text:style-name="P12">$10-82</text:p>
          </table:table-cell>
          <table:table-cell table:style-name="t10.B5" office:value-type="string">
            <text:p text:style-name="P12">$10-02</text:p>
          </table:table-cell>
          <table:table-cell table:style-name="t10.B5" office:value-type="string">
            <text:p text:style-name="P12">$10-12</text:p>
          </table:table-cell>
          <table:table-cell table:style-name="t10.B5" office:value-type="string">
            <text:p text:style-name="P12">$10-22</text:p>
          </table:table-cell>
          <table:covered-table-cell/>
        </table:table-row>
        <table:table-row>
          <table:table-cell table:style-name="t10.A5" office:value-type="string">
            <text:p text:style-name="P11">70 Sv/h</text:p>
          </table:table-cell>
          <table:table-cell table:style-name="t10.B5" office:value-type="string">
            <text:p text:style-name="P12">$10-33</text:p>
          </table:table-cell>
          <table:table-cell table:style-name="t10.B5" office:value-type="string">
            <text:p text:style-name="P12">$10-43</text:p>
          </table:table-cell>
          <table:table-cell table:style-name="t10.B5" office:value-type="string">
            <text:p text:style-name="P12">$10-53</text:p>
          </table:table-cell>
          <table:table-cell table:style-name="t10.B5" office:value-type="string">
            <text:p text:style-name="P12">$10-63</text:p>
          </table:table-cell>
          <table:table-cell table:style-name="t10.B5" office:value-type="string">
            <text:p text:style-name="P12">$10-73</text:p>
          </table:table-cell>
          <table:table-cell table:style-name="t10.B5" office:value-type="string">
            <text:p text:style-name="P12">$10-83</text:p>
          </table:table-cell>
          <table:table-cell table:style-name="t10.B5" office:value-type="string">
            <text:p text:style-name="P12">$10-03</text:p>
          </table:table-cell>
          <table:table-cell table:style-name="t10.B5" office:value-type="string">
            <text:p text:style-name="P12">$10-13</text:p>
          </table:table-cell>
          <table:table-cell table:style-name="t10.B5" office:value-type="string">
            <text:p text:style-name="P12">$10-23</text:p>
          </table:table-cell>
          <table:covered-table-cell/>
        </table:table-row>
        <table:table-row>
          <table:table-cell table:style-name="t10.A5" office:value-type="string">
            <text:p text:style-name="P11">0.7 mSv/h</text:p>
          </table:table-cell>
          <table:table-cell table:style-name="t10.B5" office:value-type="string">
            <text:p text:style-name="P12">$10-34</text:p>
          </table:table-cell>
          <table:table-cell table:style-name="t10.B5" office:value-type="string">
            <text:p text:style-name="P12">$10-44</text:p>
          </table:table-cell>
          <table:table-cell table:style-name="t10.B5" office:value-type="string">
            <text:p text:style-name="P12">$10-54</text:p>
          </table:table-cell>
          <table:table-cell table:style-name="t10.B5" office:value-type="string">
            <text:p text:style-name="P12">$10-64</text:p>
          </table:table-cell>
          <table:table-cell table:style-name="t10.B5" office:value-type="string">
            <text:p text:style-name="P12">$10-74</text:p>
          </table:table-cell>
          <table:table-cell table:style-name="t10.B5" office:value-type="string">
            <text:p text:style-name="P12">$10-84</text:p>
          </table:table-cell>
          <table:table-cell table:style-name="t10.B5" office:value-type="string">
            <text:p text:style-name="P12">$10-04</text:p>
          </table:table-cell>
          <table:table-cell table:style-name="t10.B5" office:value-type="string">
            <text:p text:style-name="P12">$10-14</text:p>
          </table:table-cell>
          <table:table-cell table:style-name="t10.B5" office:value-type="string">
            <text:p text:style-name="P12">$10-24</text:p>
          </table:table-cell>
          <table:covered-table-cell/>
        </table:table-row>
        <table:table-row>
          <table:table-cell table:style-name="t10.A5" office:value-type="string">
            <text:p text:style-name="P11">7,0 mSv/h</text:p>
          </table:table-cell>
          <table:table-cell table:style-name="t10.B5" office:value-type="string">
            <text:p text:style-name="P12">$10-35</text:p>
          </table:table-cell>
          <table:table-cell table:style-name="t10.B5" office:value-type="string">
            <text:p text:style-name="P12">$10-45</text:p>
          </table:table-cell>
          <table:table-cell table:style-name="t10.B5" office:value-type="string">
            <text:p text:style-name="P12">$10-55</text:p>
          </table:table-cell>
          <table:table-cell table:style-name="t10.B5" office:value-type="string">
            <text:p text:style-name="P12">$10-65</text:p>
          </table:table-cell>
          <table:table-cell table:style-name="t10.B5" office:value-type="string">
            <text:p text:style-name="P12">$10-75</text:p>
          </table:table-cell>
          <table:table-cell table:style-name="t10.B5" office:value-type="string">
            <text:p text:style-name="P12">$10-85</text:p>
          </table:table-cell>
          <table:table-cell table:style-name="t10.B5" office:value-type="string">
            <text:p text:style-name="P12">$10-05</text:p>
          </table:table-cell>
          <table:table-cell table:style-name="t10.B5" office:value-type="string">
            <text:p text:style-name="P12">$10-15</text:p>
          </table:table-cell>
          <table:table-cell table:style-name="t10.B5" office:value-type="string">
            <text:p text:style-name="P12">$10-25</text:p>
          </table:table-cell>
          <table:covered-table-cell/>
        </table:table-row>
        <table:table-row>
          <table:table-cell table:style-name="t10.A5" office:value-type="string">
            <text:p text:style-name="P11">70 mSv/h</text:p>
          </table:table-cell>
          <table:table-cell table:style-name="t10.B5" office:value-type="string">
            <text:p text:style-name="P12">$10-36</text:p>
          </table:table-cell>
          <table:table-cell table:style-name="t10.B5" office:value-type="string">
            <text:p text:style-name="P12">$10-46</text:p>
          </table:table-cell>
          <table:table-cell table:style-name="t10.B5" office:value-type="string">
            <text:p text:style-name="P12">$10-56</text:p>
          </table:table-cell>
          <table:table-cell table:style-name="t10.B5" office:value-type="string">
            <text:p text:style-name="P12">$10-66</text:p>
          </table:table-cell>
          <table:table-cell table:style-name="t10.B5" office:value-type="string">
            <text:p text:style-name="P12">$10-76</text:p>
          </table:table-cell>
          <table:table-cell table:style-name="t10.B5" office:value-type="string">
            <text:p text:style-name="P12">$10-86</text:p>
          </table:table-cell>
          <table:table-cell table:style-name="t10.B5" office:value-type="string">
            <text:p text:style-name="P12">$10-06</text:p>
          </table:table-cell>
          <table:table-cell table:style-name="t10.B5" office:value-type="string">
            <text:p text:style-name="P12">$10-16</text:p>
          </table:table-cell>
          <table:table-cell table:style-name="t10.B5" office:value-type="string">
            <text:p text:style-name="P12">$10-26</text:p>
          </table:table-cell>
          <table:covered-table-cell/>
        </table:table-row>
        <table:table-row>
          <table:table-cell table:style-name="t10.A5" office:value-type="string">
            <text:p text:style-name="P11"><text:span text:style-name="T27">0,7</text:span> Sv/h</text:p>
          </table:table-cell>
          <table:table-cell table:style-name="t10.B5" office:value-type="string">
            <text:p text:style-name="P12">$10-37</text:p>
          </table:table-cell>
          <table:table-cell table:style-name="t10.B5" office:value-type="string">
            <text:p text:style-name="P12">$10-47</text:p>
          </table:table-cell>
          <table:table-cell table:style-name="t10.B5" office:value-type="string">
            <text:p text:style-name="P12">$10-57</text:p>
          </table:table-cell>
          <table:table-cell table:style-name="t10.B5" office:value-type="string">
            <text:p text:style-name="P12">$10-67</text:p>
          </table:table-cell>
          <table:table-cell table:style-name="t10.B5" office:value-type="string">
            <text:p text:style-name="P12">$10-77</text:p>
          </table:table-cell>
          <table:table-cell table:style-name="t10.B5" office:value-type="string">
            <text:p text:style-name="P12">$10-87</text:p>
          </table:table-cell>
          <table:table-cell table:style-name="t10.B5" office:value-type="string">
            <text:p text:style-name="P12">$10-07</text:p>
          </table:table-cell>
          <table:table-cell table:style-name="t10.B5" office:value-type="string">
            <text:p text:style-name="P12">$10-17</text:p>
          </table:table-cell>
          <table:table-cell table:style-name="t10.B5" office:value-type="string">
            <text:p text:style-name="P12">$10-27</text:p>
          </table:table-cell>
          <table:covered-table-cell/>
        </table:table-row>
        <table:table-row>
          <table:table-cell table:style-name="t10.A13" office:value-type="string">
            <text:p text:style-name="P11">7 Sv/h</text:p>
          </table:table-cell>
          <table:table-cell table:style-name="t10.B13" office:value-type="string">
            <text:p text:style-name="P12">$1<text:span text:style-name="T13">0</text:span>-3<text:span text:style-name="T13">8</text:span></text:p>
          </table:table-cell>
          <table:table-cell table:style-name="t10.B13" office:value-type="string">
            <text:p text:style-name="P12">$1<text:span text:style-name="T13">0</text:span>-4<text:span text:style-name="T13">8</text:span></text:p>
          </table:table-cell>
          <table:table-cell table:style-name="t10.B13" office:value-type="string">
            <text:p text:style-name="P13">$10-58</text:p>
          </table:table-cell>
          <table:table-cell table:style-name="t10.B13" office:value-type="string">
            <text:p text:style-name="P13">$10-68</text:p>
          </table:table-cell>
          <table:table-cell table:style-name="t10.B13" office:value-type="string">
            <text:p text:style-name="P13">$10-78</text:p>
          </table:table-cell>
          <table:table-cell table:style-name="t10.B13" office:value-type="string">
            <text:p text:style-name="P13">$10-88</text:p>
          </table:table-cell>
          <table:table-cell table:style-name="t10.B13" office:value-type="string">
            <text:p text:style-name="P13">$10-08</text:p>
          </table:table-cell>
          <table:table-cell table:style-name="t10.B13" office:value-type="string">
            <text:p text:style-name="P13">$10-18</text:p>
          </table:table-cell>
          <table:table-cell table:style-name="t10.B13" office:value-type="string">
            <text:p text:style-name="P12">$1<text:span text:style-name="T13">0</text:span>-2<text:span text:style-name="T13">8</text:span>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Calibrated by:</text:p>
          </table:table-cell>
          <table:table-cell table:style-name="Таблица1.A1" office:value-type="string">
            <text:p text:style-name="P22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24">(signature)</text:p>
          </table:table-cell>
        </table:table-row>
        <table:table-row>
          <table:table-cell table:style-name="Таблица1.A1" office:value-type="string">
            <text:p text:style-name="P21">Technical control:</text:p>
          </table:table-cell>
          <table:table-cell table:style-name="Таблица1.A1" office:value-type="string">
            <text:p text:style-name="P23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24">(signature)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1" text:anchor-type="char" svg:y="-0.5in" svg:width="7.8661in" svg:height="1.3047in" draw:z-index="0"><draw:image xlink:href="Pictures/20000367000675C0000113207151B783.wmf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28T11:09:27.26</dc:date>
    <meta:print-date>2019-04-03T15:18:00</meta:print-date>
    <meta:editing-cycles>144</meta:editing-cycles>
    <meta:editing-duration>PT10H42M48S</meta:editing-duration>
    <meta:generator>OpenOffice/4.1.6$Win32 OpenOffice.org_project/416m1$Build-9790</meta:generator>
    <meta:document-statistic meta:table-count="11" meta:image-count="1" meta:object-count="0" meta:page-count="6" meta:paragraph-count="1114" meta:word-count="1753" meta:character-count="9366"/>
  </office:meta>
</office:document-meta>
</file>